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dobe Hebrew" svg:font-family="'Adobe Hebrew'" style:font-family-generic="roman" style:font-pitch="variable"/>
    <style:font-face style:name="Calibri" svg:font-family="Calibri" style:font-family-generic="roman" style:font-pitch="variable"/>
    <style:font-face style:name="PMingLiU" svg:font-family="P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921cm" fo:margin-left="0.755cm" fo:margin-top="0cm" fo:margin-bottom="0cm" table:align="left" style:writing-mode="lr-tb"/>
    </style:style>
    <style:style style:name="Table2.A" style:family="table-column">
      <style:table-column-properties style:column-width="0.545cm"/>
    </style:style>
    <style:style style:name="Table2.B" style:family="table-column">
      <style:table-column-properties style:column-width="17.374cm"/>
    </style:style>
    <style:style style:name="Table2.1" style:family="table-row">
      <style:table-row-properties style:row-height="0.753cm" style:keep-together="true" fo:keep-together="auto"/>
    </style:style>
    <style:style style:name="Table2.A1" style:family="table-cell">
      <style:table-cell-properties fo:padding="0cm" fo:border="none"/>
    </style:style>
    <style:style style:name="Table2.2" style:family="table-row">
      <style:table-row-properties style:row-height="0.73cm" style:keep-together="true" fo:keep-together="auto"/>
    </style:style>
    <style:style style:name="Table3" style:family="table">
      <style:table-properties style:width="18.357cm" fo:margin-left="0.002cm" fo:margin-top="0cm" fo:margin-bottom="0cm" table:align="left" style:writing-mode="lr-tb"/>
    </style:style>
    <style:style style:name="Table3.A" style:family="table-column">
      <style:table-column-properties style:column-width="8.248cm"/>
    </style:style>
    <style:style style:name="Table3.B" style:family="table-column">
      <style:table-column-properties style:column-width="10.107cm"/>
    </style:style>
    <style:style style:name="Table3.1" style:family="table-row">
      <style:table-row-properties style:keep-together="true" fo:keep-together="auto"/>
    </style:style>
    <style:style style:name="Table3.A1" style:family="table-cell">
      <style:table-cell-properties fo:background-color="#d9d9d9" fo:padding-left="0.191cm" fo:padding-right="0.191cm" fo:padding-top="0cm" fo:padding-bottom="0cm" fo:border="0.018cm solid #00000a">
        <style:background-image/>
      </style:table-cell-properties>
    </style:style>
    <style:style style:name="Table3.2" style:family="table-row">
      <style:table-row-properties style:min-row-height="1.235cm" style:keep-together="true" fo:keep-together="auto"/>
    </style:style>
    <style:style style:name="Table3.A2" style:family="table-cell">
      <style:table-cell-properties fo:padding-left="0.191cm" fo:padding-right="0.191cm" fo:padding-top="0cm" fo:padding-bottom="0cm" fo:border="0.018cm solid #00000a"/>
    </style:style>
    <style:style style:name="Table3.3" style:family="table-row">
      <style:table-row-properties style:min-row-height="1.224cm" style:keep-together="true" fo:keep-together="auto"/>
    </style:style>
    <style:style style:name="Table3.4" style:family="table-row">
      <style:table-row-properties style:min-row-height="1.214cm" style:keep-together="true" fo:keep-together="auto"/>
    </style:style>
    <style:style style:name="Table3.5" style:family="table-row">
      <style:table-row-properties style:min-row-height="1.254cm" style:keep-together="true" fo:keep-together="auto"/>
    </style:style>
    <style:style style:name="P1"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2" style:family="paragraph" style:parent-style-name="Standard">
      <style:paragraph-properties fo:margin-top="0cm" fo:margin-bottom="0cm" fo:line-height="0.282cm"/>
      <style:text-properties style:font-name="Times New Roman" fo:font-size="8pt" style:font-size-asian="8pt" style:font-name-complex="Times New Roman1" style:font-size-complex="8pt"/>
    </style:style>
    <style:style style:name="P3" style:family="paragraph" style:parent-style-name="Standard">
      <style:paragraph-properties fo:margin-top="0cm" fo:margin-bottom="0cm" fo:line-height="100%"/>
      <style:text-properties style:font-name="Times New Roman" fo:font-size="10pt" style:font-size-asian="10pt" style:font-name-complex="Times New Roman1" style:font-size-complex="10pt"/>
    </style:style>
    <style:style style:name="P4" style:family="paragraph" style:parent-style-name="Standard">
      <style:paragraph-properties fo:margin-top="0cm" fo:margin-bottom="0cm" fo:line-height="0.353cm"/>
      <style:text-properties style:font-name="Times New Roman" fo:font-size="10pt" style:font-size-asian="10pt" style:font-name-complex="Times New Roman1" style:font-size-complex="10pt"/>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0.353cm"/>
    </style:style>
    <style:style style:name="P7" style:family="paragraph" style:parent-style-name="Standard">
      <style:paragraph-properties fo:margin-top="0.007cm" fo:margin-bottom="0cm" fo:line-height="0.318cm"/>
      <style:text-properties style:font-name="Times New Roman" fo:font-size="9pt" style:font-size-asian="9pt" style:font-name-complex="Times New Roman1" style:font-size-complex="9pt"/>
    </style:style>
    <style:style style:name="P8" style:family="paragraph" style:parent-style-name="Standard">
      <style:paragraph-properties fo:margin-top="0.007cm" fo:margin-bottom="0cm" fo:line-height="0.423cm" fo:break-before="page"/>
      <style:text-properties style:font-name="Times New Roman" fo:font-size="12pt" style:font-size-asian="12pt" style:font-name-complex="Times New Roman1" style:font-size-complex="12pt"/>
    </style:style>
    <style:style style:name="P9" style:family="paragraph" style:parent-style-name="Standard" style:master-page-name="Standard">
      <style:paragraph-properties fo:margin-top="0.007cm" fo:margin-bottom="0cm" fo:line-height="0.247cm" style:page-number="auto"/>
      <style:text-properties style:font-name="Times New Roman" fo:font-size="7pt" style:font-size-asian="7pt" style:font-name-complex="Times New Roman1" style:font-size-complex="7pt"/>
    </style:style>
    <style:style style:name="P10" style:family="paragraph" style:parent-style-name="Standard">
      <style:paragraph-properties fo:margin-left="0.991cm" fo:margin-right="-0.035cm" fo:margin-top="0cm" fo:margin-bottom="0cm" fo:line-height="0.97cm" fo:text-align="start" style:justify-single-word="false" fo:text-indent="0cm" style:auto-text-indent="false"/>
    </style:style>
    <style:style style:name="P11" style:family="paragraph" style:parent-style-name="Standard">
      <style:paragraph-properties fo:margin-top="0.016cm" fo:margin-bottom="0cm" fo:line-height="0.282cm"/>
      <style:text-properties style:font-name="Times New Roman" fo:font-size="8pt" style:font-size-asian="8pt" style:font-name-complex="Times New Roman1" style:font-size-complex="8pt"/>
    </style:style>
    <style:style style:name="P12" style:family="paragraph" style:parent-style-name="Standard">
      <style:paragraph-properties fo:margin-top="0.016cm" fo:margin-bottom="0cm" fo:line-height="0.335cm"/>
      <style:text-properties style:font-name="Times New Roman" fo:font-size="9.5pt" style:font-size-asian="9.5pt" style:font-name-complex="Times New Roman1" style:font-size-complex="9.5pt"/>
    </style:style>
    <style:style style:name="P13" style:family="paragraph" style:parent-style-name="Standard">
      <style:paragraph-properties fo:margin-left="0.191cm" fo:margin-right="-0.035cm" fo:margin-top="0cm" fo:margin-bottom="0cm" fo:line-height="100%" fo:text-indent="0cm" style:auto-text-indent="false"/>
    </style:style>
    <style:style style:name="P14" style:family="paragraph" style:parent-style-name="Standard">
      <style:paragraph-properties fo:margin-left="0.191cm" fo:margin-right="-0.035cm" fo:margin-top="0.041cm" fo:margin-bottom="0cm" fo:line-height="100%" fo:text-indent="0cm" style:auto-text-indent="false"/>
    </style:style>
    <style:style style:name="P15" style:family="paragraph" style:parent-style-name="Standard">
      <style:paragraph-properties fo:margin-left="0.191cm" fo:margin-right="-0.035cm" fo:margin-top="0.041cm" fo:margin-bottom="0cm" fo:line-height="100%" fo:text-indent="0cm" style:auto-text-indent="false"/>
      <style:text-properties style:font-name="Times New Roman" fo:font-size="14pt" style:font-size-asian="14pt" style:font-name-complex="Times New Roman1" style:font-size-complex="14pt"/>
    </style:style>
    <style:style style:name="P16" style:family="paragraph" style:parent-style-name="Standard">
      <style:paragraph-properties fo:margin-left="0.191cm" fo:margin-right="-0.035cm" fo:margin-top="0.115cm" fo:margin-bottom="0cm" fo:line-height="100%" fo:text-indent="0cm" style:auto-text-indent="false"/>
      <style:text-properties style:font-name="Times New Roman" fo:font-size="14pt" fo:font-weight="bold" style:font-size-asian="14pt" style:font-weight-asian="bold" style:font-name-complex="Times New Roman1" style:font-size-complex="14pt" style:font-weight-complex="bold"/>
    </style:style>
    <style:style style:name="P17" style:family="paragraph" style:parent-style-name="Standard">
      <style:paragraph-properties fo:margin-left="0.191cm" fo:margin-right="-0.035cm" fo:margin-top="0.115cm" fo:margin-bottom="0cm" fo:line-height="100%" fo:text-indent="0cm" style:auto-text-indent="false" fo:break-before="page"/>
    </style:style>
    <style:style style:name="P18" style:family="paragraph" style:parent-style-name="Standard">
      <style:paragraph-properties fo:margin-top="0.025cm" fo:margin-bottom="0cm" fo:line-height="0.459cm"/>
      <style:text-properties style:font-name="Times New Roman" fo:font-size="13pt" style:font-size-asian="13pt" style:font-name-complex="Times New Roman1" style:font-size-complex="13pt"/>
    </style:style>
    <style:style style:name="P19" style:family="paragraph" style:parent-style-name="Standard">
      <style:paragraph-properties fo:margin-left="0.191cm" fo:margin-right="0.076cm" fo:margin-top="0cm" fo:margin-bottom="0cm" fo:line-height="99%" fo:text-indent="0cm" style:auto-text-indent="false"/>
    </style:style>
    <style:style style:name="P20" style:family="paragraph" style:parent-style-name="Standard">
      <style:paragraph-properties fo:margin-left="0.191cm" fo:margin-right="0.425cm" fo:margin-top="0.041cm" fo:margin-bottom="0cm" fo:line-height="150%" fo:text-indent="0cm" style:auto-text-indent="false"/>
    </style:style>
    <style:style style:name="P21" style:family="paragraph" style:parent-style-name="Standard">
      <style:paragraph-properties fo:margin-top="0.005cm" fo:margin-bottom="0cm" fo:line-height="0.318cm"/>
      <style:text-properties style:font-name="Times New Roman" fo:font-size="9pt" style:font-size-asian="9pt" style:font-name-complex="Times New Roman1" style:font-size-complex="9pt"/>
    </style:style>
    <style:style style:name="P22" style:family="paragraph" style:parent-style-name="Standard">
      <style:paragraph-properties fo:margin-left="0.191cm" fo:margin-right="0.919cm" fo:margin-top="0.041cm" fo:margin-bottom="0cm" fo:line-height="100%" fo:text-indent="0cm" style:auto-text-indent="false"/>
    </style:style>
    <style:style style:name="P23" style:family="paragraph" style:parent-style-name="Standard">
      <style:paragraph-properties fo:margin-left="0.191cm" fo:margin-right="0.106cm" fo:margin-top="0.037cm" fo:margin-bottom="0cm" fo:line-height="99%" fo:text-indent="0cm" style:auto-text-indent="false"/>
    </style:style>
    <style:style style:name="P24" style:family="paragraph" style:parent-style-name="Standard">
      <style:paragraph-properties fo:margin-top="0.002cm" fo:margin-bottom="0cm" fo:line-height="0.212cm"/>
      <style:text-properties style:font-name="Times New Roman" fo:font-size="6pt" style:font-size-asian="6pt" style:font-name-complex="Times New Roman1" style:font-size-complex="6pt"/>
    </style:style>
    <style:style style:name="P25" style:family="paragraph" style:parent-style-name="Standard">
      <style:paragraph-properties fo:margin-left="0.191cm" fo:margin-right="0.288cm" fo:margin-top="0cm" fo:margin-bottom="0cm" fo:line-height="100%" fo:text-indent="0cm" style:auto-text-indent="false"/>
    </style:style>
    <style:style style:name="P26" style:family="paragraph" style:parent-style-name="Standard">
      <style:paragraph-properties fo:margin-top="0.018cm" fo:margin-bottom="0cm" fo:line-height="0.247cm"/>
      <style:text-properties style:font-name="Times New Roman" fo:font-size="7pt" style:font-size-asian="7pt" style:font-name-complex="Times New Roman1" style:font-size-complex="7pt"/>
    </style:style>
    <style:style style:name="P27" style:family="paragraph" style:parent-style-name="Standard">
      <style:paragraph-properties fo:margin-left="0cm" fo:margin-right="-0.035cm" fo:margin-top="0.115cm" fo:margin-bottom="0cm" fo:line-height="100%" fo:text-align="center" style:justify-single-word="false" fo:text-indent="0cm" style:auto-text-indent="false"/>
    </style:style>
    <style:style style:name="P28" style:family="paragraph" style:parent-style-name="Standard">
      <style:paragraph-properties fo:margin-left="0cm" fo:margin-right="-0.035cm" fo:margin-top="0.115cm" fo:margin-bottom="0cm" fo:line-height="100%" fo:text-indent="0cm" style:auto-text-indent="false"/>
      <style:text-properties style:font-name="Times New Roman" fo:font-size="14pt" style:font-size-asian="14pt" style:font-name-complex="Times New Roman1" style:font-size-complex="14pt" style:font-weight-complex="bold"/>
    </style:style>
    <style:style style:name="P29" style:family="paragraph" style:parent-style-name="Standard">
      <style:paragraph-properties fo:margin-top="0.009cm" fo:margin-bottom="0cm" fo:line-height="0.176cm" fo:break-before="page"/>
      <style:text-properties style:font-name="Times New Roman" fo:font-size="5pt" style:font-size-asian="5pt" style:font-name-complex="Times New Roman1" style:font-size-complex="5pt"/>
    </style:style>
    <style:style style:name="P30" style:family="paragraph" style:parent-style-name="Standard">
      <style:paragraph-properties fo:margin-top="0.009cm" fo:margin-bottom="0cm" fo:line-height="0.194cm"/>
      <style:text-properties style:font-name="Times New Roman" fo:font-size="5.5pt" style:font-size-asian="5.5pt" style:font-name-complex="Times New Roman1" style:font-size-complex="5.5pt"/>
    </style:style>
    <style:style style:name="P31" style:family="paragraph" style:parent-style-name="Standard">
      <style:paragraph-properties fo:margin-top="0.009cm" fo:margin-bottom="0cm" fo:line-height="0.282cm"/>
      <style:text-properties style:font-name="Times New Roman" fo:font-size="8pt" style:font-size-asian="8pt" style:font-name-complex="Times New Roman1" style:font-size-complex="8pt"/>
    </style:style>
    <style:style style:name="P32" style:family="paragraph" style:parent-style-name="Standard">
      <style:paragraph-properties fo:margin-left="0.071cm" fo:margin-right="-0.035cm" fo:margin-top="0cm" fo:margin-bottom="0cm" fo:line-height="100%" fo:text-indent="0cm" style:auto-text-indent="false"/>
    </style:style>
    <style:style style:name="P33" style:family="paragraph" style:parent-style-name="Standard">
      <style:paragraph-properties fo:margin-left="0.071cm" fo:margin-right="-0.035cm" fo:margin-top="0cm" fo:margin-bottom="0cm" fo:line-height="100%" fo:text-indent="0cm" style:auto-text-indent="false"/>
      <style:text-properties style:font-name="Times New Roman" fo:font-size="14pt" fo:font-weight="bold" style:font-size-asian="14pt" style:font-weight-asian="bold" style:font-name-complex="Times New Roman1" style:font-size-complex="14pt" style:font-weight-complex="bold"/>
    </style:style>
    <style:style style:name="P34" style:family="paragraph" style:parent-style-name="Standard">
      <style:paragraph-properties fo:margin-left="0.071cm" fo:margin-right="-0.035cm" fo:margin-top="0.122cm" fo:margin-bottom="0cm" fo:line-height="100%" fo:text-indent="0cm" style:auto-text-indent="false"/>
    </style:style>
    <style:style style:name="P35" style:family="paragraph" style:parent-style-name="Standard">
      <style:paragraph-properties fo:margin-left="0.071cm" fo:margin-right="-0.035cm" fo:margin-top="0.099cm" fo:margin-bottom="0cm" fo:line-height="100%" fo:text-indent="0cm" style:auto-text-indent="false"/>
    </style:style>
    <style:style style:name="P36" style:family="paragraph" style:parent-style-name="Standard">
      <style:paragraph-properties fo:margin-left="0.071cm" fo:margin-right="-0.035cm" fo:margin-top="0.115cm" fo:margin-bottom="0cm" fo:line-height="100%" fo:text-indent="0cm" style:auto-text-indent="false" fo:break-before="page"/>
    </style:style>
    <style:style style:name="P37" style:family="paragraph" style:parent-style-name="Standard">
      <style:paragraph-properties fo:margin-left="0.071cm" fo:margin-right="-0.035cm" fo:margin-top="0.106cm" fo:margin-bottom="0cm" fo:line-height="100%" fo:text-indent="0cm" style:auto-text-indent="false"/>
    </style:style>
    <style:style style:name="P38" style:family="paragraph" style:parent-style-name="Standard">
      <style:paragraph-properties fo:margin-left="0.159cm" fo:margin-right="-0.035cm" fo:margin-top="0.122cm" fo:margin-bottom="0cm" fo:line-height="100%" fo:text-indent="0cm" style:auto-text-indent="false"/>
    </style:style>
    <style:style style:name="P39" style:family="paragraph" style:parent-style-name="Standard">
      <style:paragraph-properties fo:margin-left="0.159cm" fo:margin-right="-0.035cm" fo:margin-top="0.099cm" fo:margin-bottom="0cm" fo:line-height="100%" fo:text-indent="0cm" style:auto-text-indent="false"/>
    </style:style>
    <style:style style:name="P40" style:family="paragraph" style:parent-style-name="Standard">
      <style:paragraph-properties fo:margin-top="0.026cm" fo:margin-bottom="0cm" fo:line-height="0.494cm"/>
      <style:text-properties style:font-name="Times New Roman" fo:font-size="14pt" style:font-size-asian="14pt" style:font-name-complex="Times New Roman1" style:font-size-complex="14pt"/>
    </style:style>
    <style:style style:name="P41" style:family="paragraph" style:parent-style-name="Standard">
      <style:paragraph-properties fo:margin-left="0.191cm" fo:margin-right="0.598cm" fo:margin-top="0.041cm" fo:margin-bottom="0cm" fo:line-height="100%" fo:text-indent="0cm" style:auto-text-indent="false"/>
    </style:style>
    <style:style style:name="P42" style:family="paragraph" style:parent-style-name="Standard">
      <style:paragraph-properties fo:margin-top="0.012cm" fo:margin-bottom="0cm" fo:line-height="0.265cm"/>
      <style:text-properties style:font-name="Times New Roman" fo:font-size="7.5pt" style:font-size-asian="7.5pt" style:font-name-complex="Times New Roman1" style:font-size-complex="7.5pt"/>
    </style:style>
    <style:style style:name="P43" style:family="paragraph" style:parent-style-name="Standard">
      <style:paragraph-properties fo:margin-left="0.191cm" fo:margin-right="0.252cm" fo:margin-top="0cm" fo:margin-bottom="0cm" fo:line-height="100%" fo:text-indent="0cm" style:auto-text-indent="false"/>
    </style:style>
    <style:style style:name="P44" style:family="paragraph" style:parent-style-name="Standard">
      <style:paragraph-properties fo:margin-left="0.314cm" fo:margin-right="-0.035cm" fo:margin-top="0cm" fo:margin-bottom="0cm" fo:line-height="0.566cm" fo:text-indent="0cm" style:auto-text-indent="false"/>
    </style:style>
    <style:style style:name="P45" style:family="paragraph" style:parent-style-name="Standard">
      <style:paragraph-properties fo:margin-left="0.191cm" fo:margin-right="0.478cm" fo:margin-top="0.041cm" fo:margin-bottom="0cm" fo:line-height="150%" fo:text-indent="0cm" style:auto-text-indent="false"/>
    </style:style>
    <style:style style:name="P46" style:family="paragraph" style:parent-style-name="Standard">
      <style:paragraph-properties fo:margin-left="2.54cm" fo:margin-right="0cm" fo:margin-top="0cm" fo:margin-bottom="0cm" fo:line-height="100%" fo:text-indent="0cm" style:auto-text-indent="false"/>
      <style:text-properties style:font-name="Times New Roman" fo:font-size="10pt" style:font-size-asian="10pt" style:font-name-complex="Times New Roman1" style:font-size-complex="10pt"/>
    </style:style>
    <style:style style:name="P47" style:family="paragraph" style:parent-style-name="Standard">
      <style:paragraph-properties fo:margin-left="1.27cm" fo:margin-right="0cm" fo:margin-top="0cm" fo:margin-bottom="0cm" fo:line-height="100%" fo:text-indent="1.27cm" style:auto-text-indent="false"/>
      <style:text-properties style:font-name="Times New Roman" fo:font-size="10pt" style:font-size-asian="10pt" style:font-name-complex="Times New Roman1" style:font-size-complex="10pt"/>
    </style:style>
    <style:style style:name="P48" style:family="paragraph" style:parent-style-name="Standard">
      <style:paragraph-properties fo:margin-left="0cm" fo:margin-right="-0.12cm" fo:margin-top="0.041cm" fo:margin-bottom="0cm" fo:line-height="149%" fo:text-indent="0cm" style:auto-text-indent="false"/>
    </style:style>
    <style:style style:name="P49" style:family="paragraph" style:parent-style-name="Standard">
      <style:paragraph-properties fo:margin-left="0.071cm" fo:margin-right="0.24cm" fo:margin-top="0.106cm" fo:margin-bottom="0cm" fo:line-height="100%" fo:text-indent="0cm" style:auto-text-indent="false"/>
    </style:style>
    <style:style style:name="P50" style:family="paragraph" style:parent-style-name="Standard">
      <style:paragraph-properties fo:margin-top="0.004cm" fo:margin-bottom="0cm" fo:line-height="0.282cm"/>
      <style:text-properties style:font-name="Times New Roman" fo:font-size="8pt" style:font-size-asian="8pt" style:font-name-complex="Times New Roman1" style:font-size-complex="8pt"/>
    </style:style>
    <style:style style:name="P51" style:family="paragraph" style:parent-style-name="Standard">
      <style:paragraph-properties fo:margin-left="5.045cm" fo:margin-right="-0.035cm" fo:margin-top="0.101cm" fo:margin-bottom="0cm" fo:line-height="100%" fo:text-indent="0cm" style:auto-text-indent="false"/>
    </style:style>
    <style:style style:name="P52" style:family="paragraph" style:parent-style-name="Standard">
      <style:paragraph-properties fo:margin-left="1.501cm" fo:margin-right="5.223cm" fo:margin-top="0cm" fo:margin-bottom="0cm" fo:line-height="100%" fo:text-indent="0cm" style:auto-text-indent="false"/>
    </style:style>
    <style:style style:name="P53" style:family="paragraph" style:parent-style-name="Standard">
      <style:paragraph-properties fo:margin-top="0.014cm" fo:margin-bottom="0cm" fo:line-height="0.194cm"/>
      <style:text-properties style:font-name="Times New Roman" fo:font-size="5.5pt" style:font-size-asian="5.5pt" style:font-name-complex="Times New Roman1" style:font-size-complex="5.5pt"/>
    </style:style>
    <style:style style:name="P54" style:family="paragraph" style:parent-style-name="Standard">
      <style:paragraph-properties fo:margin-top="0.014cm" fo:margin-bottom="0cm" fo:line-height="0.229cm"/>
      <style:text-properties style:font-name="Times New Roman" fo:font-size="6.5pt" style:font-size-asian="6.5pt" style:font-name-complex="Times New Roman1" style:font-size-complex="6.5pt"/>
    </style:style>
    <style:style style:name="P55" style:family="paragraph" style:parent-style-name="Standard">
      <style:paragraph-properties fo:margin-left="0.191cm" fo:margin-right="0.63cm" fo:margin-top="0.041cm" fo:margin-bottom="0cm" fo:line-height="148%" fo:text-indent="0cm" style:auto-text-indent="false"/>
    </style:style>
    <style:style style:name="P56" style:family="paragraph" style:parent-style-name="Standard">
      <style:paragraph-properties fo:margin-left="0cm" fo:margin-right="0.148cm" fo:margin-top="0cm" fo:margin-bottom="0cm" fo:line-height="0.432cm" fo:text-align="center" style:justify-single-word="false" fo:text-indent="0cm" style:auto-text-indent="false"/>
      <style:text-properties style:font-name="Times New Roman" fo:font-size="12pt" style:font-size-asian="12pt" style:font-name-complex="Times New Roman1" style:font-size-complex="12pt"/>
    </style:style>
    <style:style style:name="P57" style:family="paragraph" style:parent-style-name="Standard">
      <style:paragraph-properties fo:margin-left="0.826cm" fo:margin-right="-0.035cm" fo:margin-top="0cm" fo:margin-bottom="0cm" fo:line-height="100%" fo:text-indent="0cm" style:auto-text-indent="false"/>
    </style:style>
    <style:style style:name="P58" style:family="paragraph" style:parent-style-name="Standard">
      <style:paragraph-properties fo:margin-left="2.096cm" fo:margin-right="-0.035cm" fo:margin-top="0.078cm" fo:margin-bottom="0cm" fo:line-height="100%" fo:text-indent="0cm" style:auto-text-indent="false"/>
    </style:style>
    <style:style style:name="P59" style:family="paragraph" style:parent-style-name="Standard">
      <style:paragraph-properties fo:margin-left="2.096cm" fo:margin-right="-0.035cm" fo:margin-top="0.076cm" fo:margin-bottom="0cm" fo:line-height="100%" fo:text-indent="0cm" style:auto-text-indent="false"/>
    </style:style>
    <style:style style:name="P60" style:family="paragraph" style:parent-style-name="List_20_Paragraph" style:list-style-name="WWNum1">
      <style:paragraph-properties fo:margin-left="0.561cm" fo:margin-right="-0.035cm" fo:margin-top="0.115cm" fo:margin-bottom="0cm" fo:line-height="100%" fo:text-indent="-0.25cm" style:auto-text-indent="false"/>
      <style:text-properties style:font-name="Times New Roman" fo:font-size="14pt" style:font-size-asian="14pt" style:font-name-complex="Times New Roman1" style:font-size-complex="14pt" style:font-weight-complex="bold"/>
    </style:style>
    <style:style style:name="T1" style:family="text">
      <style:text-properties style:text-position="-58% 100%" style:font-name="Times New Roman" fo:font-size="24pt" fo:font-weight="bold" style:font-size-asian="24pt" style:font-weight-asian="bold" style:font-name-complex="Times New Roman1" style:font-size-complex="24pt" style:font-weight-complex="bold"/>
    </style:style>
    <style:style style:name="T2" style:family="text">
      <style:text-properties style:font-name="Times New Roman" style:font-name-complex="Times New Roman1"/>
    </style:style>
    <style:style style:name="T3" style:family="text">
      <style:text-properties style:font-name="Times New Roman" fo:font-size="16pt" style:font-size-asian="16pt" style:font-name-complex="Times New Roman1" style:font-size-complex="16pt"/>
    </style:style>
    <style:style style:name="T4" style:family="text">
      <style:text-properties style:font-name="Times New Roman" fo:font-size="16pt" fo:font-weight="bold" style:font-size-asian="16pt" style:font-weight-asian="bold" style:font-name-complex="Times New Roman1" style:font-size-complex="16pt" style:font-weight-complex="bold"/>
    </style:style>
    <style:style style:name="T5" style:family="text">
      <style:text-properties style:font-name="Times New Roman" fo:font-size="16pt" fo:letter-spacing="-0.002cm" fo:font-weight="bold" style:font-size-asian="16pt" style:font-weight-asian="bold" style:font-name-complex="Times New Roman1" style:font-size-complex="16pt" style:font-weight-complex="bold"/>
    </style:style>
    <style:style style:name="T6" style:family="text">
      <style:text-properties style:font-name="Times New Roman" fo:font-size="16pt" fo:letter-spacing="0.002cm" fo:font-weight="bold" style:font-size-asian="16pt" style:font-weight-asian="bold" style:font-name-complex="Times New Roman1" style:font-size-complex="16pt" style:font-weight-complex="bold"/>
    </style:style>
    <style:style style:name="T7" style:family="text">
      <style:text-properties style:font-name="Times New Roman" fo:font-size="16pt" fo:letter-spacing="-0.004cm" fo:font-weight="bold" style:font-size-asian="16pt" style:font-weight-asian="bold" style:font-name-complex="Times New Roman1" style:font-size-complex="16pt" style:font-weight-complex="bold"/>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Times New Roman" fo:font-size="14pt" fo:letter-spacing="-0.018cm" style:font-size-asian="14pt" style:font-name-complex="Times New Roman1" style:font-size-complex="14pt"/>
    </style:style>
    <style:style style:name="T10" style:family="text">
      <style:text-properties style:font-name="Times New Roman" fo:font-size="14pt" fo:letter-spacing="-0.018cm" style:font-name-asian="PMingLiU1" style:font-size-asian="14pt" style:font-name-complex="Times New Roman1" style:font-size-complex="14pt"/>
    </style:style>
    <style:style style:name="T11" style:family="text">
      <style:text-properties style:font-name="Times New Roman" fo:font-size="14pt" fo:letter-spacing="-0.009cm" style:font-size-asian="14pt" style:font-name-complex="Times New Roman1" style:font-size-complex="14pt"/>
    </style:style>
    <style:style style:name="T12" style:family="text">
      <style:text-properties style:font-name="Times New Roman" fo:font-size="14pt" fo:letter-spacing="-0.009cm" fo:font-weight="bold" style:font-size-asian="14pt" style:font-weight-asian="bold" style:font-name-complex="Times New Roman1" style:font-size-complex="14pt" style:font-weight-complex="bold"/>
    </style:style>
    <style:style style:name="T13" style:family="text">
      <style:text-properties style:font-name="Times New Roman" fo:font-size="14pt" fo:letter-spacing="-0.009cm" style:font-name-asian="PMingLiU1" style:font-size-asian="14pt" style:font-name-complex="Times New Roman1" style:font-size-complex="14pt"/>
    </style:style>
    <style:style style:name="T14" style:family="text">
      <style:text-properties style:font-name="Times New Roman" fo:font-size="14pt" fo:letter-spacing="-0.016cm" style:font-size-asian="14pt" style:font-name-complex="Times New Roman1" style:font-size-complex="14pt"/>
    </style:style>
    <style:style style:name="T15" style:family="text">
      <style:text-properties style:font-name="Times New Roman" fo:font-size="14pt" fo:letter-spacing="-0.016cm" fo:font-weight="bold" style:font-size-asian="14pt" style:font-weight-asian="bold" style:font-name-complex="Times New Roman1" style:font-size-complex="14pt" style:font-weight-complex="bold"/>
    </style:style>
    <style:style style:name="T16" style:family="text">
      <style:text-properties style:font-name="Times New Roman" fo:font-size="14pt" fo:letter-spacing="-0.016cm" style:font-name-asian="PMingLiU1" style:font-size-asian="14pt" style:font-name-complex="Times New Roman1" style:font-size-complex="14pt"/>
    </style:style>
    <style:style style:name="T17" style:family="text">
      <style:text-properties style:font-name="Times New Roman" fo:font-size="14pt" fo:letter-spacing="-0.004cm" style:font-size-asian="14pt" style:font-name-complex="Times New Roman1" style:font-size-complex="14pt"/>
    </style:style>
    <style:style style:name="T18" style:family="text">
      <style:text-properties style:font-name="Times New Roman" fo:font-size="14pt" fo:letter-spacing="-0.004cm" fo:font-weight="bold" style:font-size-asian="14pt" style:font-weight-asian="bold" style:font-name-complex="Times New Roman1" style:font-size-complex="14pt" style:font-weight-complex="bold"/>
    </style:style>
    <style:style style:name="T19" style:family="text">
      <style:text-properties style:font-name="Times New Roman" fo:font-size="14pt" fo:letter-spacing="-0.004cm" style:font-name-asian="PMingLiU1" style:font-size-asian="14pt" style:font-name-complex="Times New Roman1" style:font-size-complex="14pt"/>
    </style:style>
    <style:style style:name="T20" style:family="text">
      <style:text-properties style:font-name="Times New Roman" fo:font-size="14pt" fo:letter-spacing="-0.011cm" style:font-size-asian="14pt" style:font-name-complex="Times New Roman1" style:font-size-complex="14pt"/>
    </style:style>
    <style:style style:name="T21" style:family="text">
      <style:text-properties style:font-name="Times New Roman" fo:font-size="14pt" fo:letter-spacing="-0.011cm" fo:font-weight="bold" style:font-size-asian="14pt" style:font-weight-asian="bold" style:font-name-complex="Times New Roman1" style:font-size-complex="14pt" style:font-weight-complex="bold"/>
    </style:style>
    <style:style style:name="T22" style:family="text">
      <style:text-properties style:font-name="Times New Roman" fo:font-size="14pt" fo:letter-spacing="-0.011cm" style:font-name-asian="PMingLiU1" style:font-size-asian="14pt" style:font-name-complex="Times New Roman1" style:font-size-complex="14pt"/>
    </style:style>
    <style:style style:name="T23" style:family="text">
      <style:text-properties style:font-name="Times New Roman" fo:font-size="14pt" fo:letter-spacing="-0.007cm" style:font-size-asian="14pt" style:font-name-complex="Times New Roman1" style:font-size-complex="14pt"/>
    </style:style>
    <style:style style:name="T24" style:family="text">
      <style:text-properties style:font-name="Times New Roman" fo:font-size="14pt" fo:letter-spacing="-0.007cm" style:font-name-asian="PMingLiU1" style:font-size-asian="14pt" style:font-name-complex="Times New Roman1" style:font-size-complex="14pt"/>
    </style:style>
    <style:style style:name="T25" style:family="text">
      <style:text-properties style:font-name="Times New Roman" fo:font-size="14pt" fo:letter-spacing="-0.002cm" style:font-size-asian="14pt" style:font-name-complex="Times New Roman1" style:font-size-complex="14pt"/>
    </style:style>
    <style:style style:name="T26" style:family="text">
      <style:text-properties style:font-name="Times New Roman" fo:font-size="14pt" fo:letter-spacing="-0.002cm" fo:font-weight="bold" style:font-size-asian="14pt" style:font-weight-asian="bold" style:font-name-complex="Times New Roman1" style:font-size-complex="14pt" style:font-weight-complex="bold"/>
    </style:style>
    <style:style style:name="T27" style:family="text">
      <style:text-properties style:font-name="Times New Roman" fo:font-size="14pt" fo:letter-spacing="-0.002cm" style:font-name-asian="PMingLiU1" style:font-size-asian="14pt" style:font-name-complex="Times New Roman1" style:font-size-complex="14pt"/>
    </style:style>
    <style:style style:name="T28" style:family="text">
      <style:text-properties style:font-name="Times New Roman" fo:font-size="14pt" fo:letter-spacing="0.004cm" style:font-size-asian="14pt" style:font-name-complex="Times New Roman1" style:font-size-complex="14pt"/>
    </style:style>
    <style:style style:name="T29" style:family="text">
      <style:text-properties style:font-name="Times New Roman" fo:font-size="14pt" fo:letter-spacing="0.004cm" fo:font-weight="bold" style:font-size-asian="14pt" style:font-weight-asian="bold" style:font-name-complex="Times New Roman1" style:font-size-complex="14pt" style:font-weight-complex="bold"/>
    </style:style>
    <style:style style:name="T30" style:family="text">
      <style:text-properties style:font-name="Times New Roman" fo:font-size="14pt" fo:letter-spacing="0.004cm" style:font-name-asian="PMingLiU1" style:font-size-asian="14pt" style:font-name-complex="Times New Roman1" style:font-size-complex="14pt"/>
    </style:style>
    <style:style style:name="T31" style:family="text">
      <style:text-properties style:font-name="Times New Roman" fo:font-size="14pt" fo:letter-spacing="-0.014cm" style:font-size-asian="14pt" style:font-name-complex="Times New Roman1" style:font-size-complex="14pt"/>
    </style:style>
    <style:style style:name="T32" style:family="text">
      <style:text-properties style:font-name="Times New Roman" fo:font-size="14pt" fo:letter-spacing="-0.014cm" fo:font-weight="bold" style:font-size-asian="14pt" style:font-weight-asian="bold" style:font-name-complex="Times New Roman1" style:font-size-complex="14pt" style:font-weight-complex="bold"/>
    </style:style>
    <style:style style:name="T33" style:family="text">
      <style:text-properties style:font-name="Times New Roman" fo:font-size="14pt" fo:letter-spacing="-0.014cm" style:font-name-asian="PMingLiU1" style:font-size-asian="14pt" style:font-name-complex="Times New Roman1" style:font-size-complex="14pt"/>
    </style:style>
    <style:style style:name="T34" style:family="text">
      <style:text-properties style:font-name="Times New Roman" fo:font-size="14pt" fo:letter-spacing="-0.005cm" style:font-size-asian="14pt" style:font-name-complex="Times New Roman1" style:font-size-complex="14pt"/>
    </style:style>
    <style:style style:name="T35" style:family="text">
      <style:text-properties style:font-name="Times New Roman" fo:font-size="14pt" fo:letter-spacing="-0.005cm" fo:font-weight="bold" style:font-size-asian="14pt" style:font-weight-asian="bold" style:font-name-complex="Times New Roman1" style:font-size-complex="14pt" style:font-weight-complex="bold"/>
    </style:style>
    <style:style style:name="T36" style:family="text">
      <style:text-properties style:font-name="Times New Roman" fo:font-size="14pt" fo:letter-spacing="-0.005cm" style:font-name-asian="PMingLiU1" style:font-size-asian="14pt" style:font-name-complex="Times New Roman1" style:font-size-complex="14pt"/>
    </style:style>
    <style:style style:name="T37" style:family="text">
      <style:text-properties style:font-name="Times New Roman" fo:font-size="14pt" fo:letter-spacing="-0.026cm" style:font-size-asian="14pt" style:font-name-complex="Times New Roman1" style:font-size-complex="14pt"/>
    </style:style>
    <style:style style:name="T38" style:family="text">
      <style:text-properties style:font-name="Times New Roman" fo:font-size="14pt" fo:letter-spacing="-0.026cm" style:font-name-asian="PMingLiU1" style:font-size-asian="14pt" style:font-name-complex="Times New Roman1" style:font-size-complex="14pt"/>
    </style:style>
    <style:style style:name="T39" style:family="text">
      <style:text-properties style:font-name="Times New Roman" fo:font-size="14pt" fo:letter-spacing="-0.012cm" style:font-size-asian="14pt" style:font-name-complex="Times New Roman1" style:font-size-complex="14pt"/>
    </style:style>
    <style:style style:name="T40" style:family="text">
      <style:text-properties style:font-name="Times New Roman" fo:font-size="14pt" fo:letter-spacing="-0.012cm" fo:font-weight="bold" style:font-size-asian="14pt" style:font-weight-asian="bold" style:font-name-complex="Times New Roman1" style:font-size-complex="14pt" style:font-weight-complex="bold"/>
    </style:style>
    <style:style style:name="T41" style:family="text">
      <style:text-properties style:font-name="Times New Roman" fo:font-size="14pt" fo:letter-spacing="-0.012cm" style:font-name-asian="PMingLiU1" style:font-size-asian="14pt" style:font-name-complex="Times New Roman1" style:font-size-complex="14pt"/>
    </style:style>
    <style:style style:name="T42" style:family="text">
      <style:text-properties style:font-name="Times New Roman" fo:font-size="14pt" fo:letter-spacing="-0.049cm" style:font-size-asian="14pt" style:font-name-complex="Times New Roman1" style:font-size-complex="14pt"/>
    </style:style>
    <style:style style:name="T43" style:family="text">
      <style:text-properties style:font-name="Times New Roman" fo:font-size="14pt" fo:letter-spacing="-0.019cm" style:font-size-asian="14pt" style:font-name-complex="Times New Roman1" style:font-size-complex="14pt"/>
    </style:style>
    <style:style style:name="T44" style:family="text">
      <style:text-properties style:font-name="Times New Roman" fo:font-size="14pt" fo:letter-spacing="-0.019cm" fo:font-weight="bold" style:font-size-asian="14pt" style:font-weight-asian="bold" style:font-name-complex="Times New Roman1" style:font-size-complex="14pt" style:font-weight-complex="bold"/>
    </style:style>
    <style:style style:name="T45" style:family="text">
      <style:text-properties style:font-name="Times New Roman" fo:font-size="14pt" fo:letter-spacing="-0.019cm" style:font-name-asian="PMingLiU1" style:font-size-asian="14pt" style:font-name-complex="Times New Roman1" style:font-size-complex="14pt"/>
    </style:style>
    <style:style style:name="T46" style:family="text">
      <style:text-properties style:font-name="Times New Roman" fo:font-size="14pt" fo:letter-spacing="-0.025cm" style:font-size-asian="14pt" style:font-name-complex="Times New Roman1" style:font-size-complex="14pt"/>
    </style:style>
    <style:style style:name="T47" style:family="text">
      <style:text-properties style:font-name="Times New Roman" fo:font-size="14pt" fo:letter-spacing="-0.025cm" fo:font-weight="bold" style:font-size-asian="14pt" style:font-weight-asian="bold" style:font-name-complex="Times New Roman1" style:font-size-complex="14pt" style:font-weight-complex="bold"/>
    </style:style>
    <style:style style:name="T48" style:family="text">
      <style:text-properties style:font-name="Times New Roman" fo:font-size="14pt" fo:letter-spacing="-0.021cm" style:font-size-asian="14pt" style:font-name-complex="Times New Roman1" style:font-size-complex="14pt"/>
    </style:style>
    <style:style style:name="T49" style:family="text">
      <style:text-properties style:font-name="Times New Roman" fo:font-size="14pt" fo:letter-spacing="-0.021cm" style:font-name-asian="PMingLiU1" style:font-size-asian="14pt" style:font-name-complex="Times New Roman1" style:font-size-complex="14pt"/>
    </style:style>
    <style:style style:name="T50" style:family="text">
      <style:text-properties style:font-name="Times New Roman" fo:font-size="14pt" fo:letter-spacing="0.106cm" style:font-size-asian="14pt" style:font-name-complex="Times New Roman1" style:font-size-complex="14pt"/>
    </style:style>
    <style:style style:name="T51" style:family="text">
      <style:text-properties style:font-name="Times New Roman" fo:font-size="14pt" fo:letter-spacing="0.002cm" style:font-size-asian="14pt" style:font-name-complex="Times New Roman1" style:font-size-complex="14pt"/>
    </style:style>
    <style:style style:name="T52" style:family="text">
      <style:text-properties style:font-name="Times New Roman" fo:font-size="14pt" fo:letter-spacing="-0.023cm" style:font-size-asian="14pt" style:font-name-complex="Times New Roman1" style:font-size-complex="14pt"/>
    </style:style>
    <style:style style:name="T53" style:family="text">
      <style:text-properties style:font-name="Times New Roman" fo:font-size="14pt" fo:letter-spacing="-0.023cm" fo:font-weight="bold" style:font-size-asian="14pt" style:font-weight-asian="bold" style:font-name-complex="Times New Roman1" style:font-size-complex="14pt" style:font-weight-complex="bold"/>
    </style:style>
    <style:style style:name="T54" style:family="text">
      <style:text-properties style:font-name="Times New Roman" fo:font-size="14pt" fo:letter-spacing="-0.023cm" style:font-name-asian="PMingLiU1" style:font-size-asian="14pt" style:font-name-complex="Times New Roman1" style:font-size-complex="14pt"/>
    </style:style>
    <style:style style:name="T55" style:family="text">
      <style:text-properties style:font-name="Times New Roman" fo:font-size="14pt" fo:font-weight="bold" style:font-size-asian="14pt" style:font-weight-asian="bold" style:font-name-complex="Times New Roman1" style:font-size-complex="14pt" style:font-weight-complex="bold"/>
    </style:style>
    <style:style style:name="T56" style:family="text">
      <style:text-properties style:font-name="Times New Roman" fo:font-size="14pt" fo:letter-spacing="-0.03cm" fo:font-weight="bold" style:font-size-asian="14pt" style:font-weight-asian="bold" style:font-name-complex="Times New Roman1" style:font-size-complex="14pt" style:font-weight-complex="bold"/>
    </style:style>
    <style:style style:name="T57" style:family="text">
      <style:text-properties style:font-name="Times New Roman" fo:font-size="14pt" fo:letter-spacing="0.007cm" style:font-size-asian="14pt" style:font-name-complex="Times New Roman1" style:font-size-complex="14pt"/>
    </style:style>
    <style:style style:name="T58" style:family="text">
      <style:text-properties style:font-name="Times New Roman" fo:font-size="14pt" fo:letter-spacing="0.104cm" style:font-size-asian="14pt" style:font-name-complex="Times New Roman1" style:font-size-complex="14pt"/>
    </style:style>
    <style:style style:name="T59" style:family="text">
      <style:text-properties style:font-name="Times New Roman" fo:font-size="14pt" fo:letter-spacing="0.102cm" fo:font-weight="bold" style:font-size-asian="14pt" style:font-weight-asian="bold" style:font-name-complex="Times New Roman1" style:font-size-complex="14pt" style:font-weight-complex="bold"/>
    </style:style>
    <style:style style:name="T60" style:family="text">
      <style:text-properties style:font-name="Times New Roman" fo:font-size="14pt" fo:letter-spacing="0.113cm" fo:font-weight="bold" style:font-size-asian="14pt" style:font-weight-asian="bold" style:font-name-complex="Times New Roman1" style:font-size-complex="14pt" style:font-weight-complex="bold"/>
    </style:style>
    <style:style style:name="T61" style:family="text">
      <style:text-properties style:font-name="Times New Roman" fo:font-size="14pt" fo:letter-spacing="0.09cm" style:font-size-asian="14pt" style:font-name-complex="Times New Roman1" style:font-size-complex="14pt"/>
    </style:style>
    <style:style style:name="T62" style:family="text">
      <style:text-properties style:font-name="Times New Roman" fo:font-size="14pt" fo:letter-spacing="0.118cm" style:font-size-asian="14pt" style:font-name-complex="Times New Roman1" style:font-size-complex="14pt"/>
    </style:style>
    <style:style style:name="T63" style:family="text">
      <style:text-properties style:font-name="Times New Roman" fo:font-size="14pt" fo:letter-spacing="0.048cm" style:font-size-asian="14pt" style:font-name-complex="Times New Roman1" style:font-size-complex="14pt"/>
    </style:style>
    <style:style style:name="T64" style:family="text">
      <style:text-properties style:font-name="Times New Roman" fo:font-size="14pt" fo:letter-spacing="0.055cm" style:font-size-asian="14pt" style:font-name-complex="Times New Roman1" style:font-size-complex="14pt"/>
    </style:style>
    <style:style style:name="T65" style:family="text">
      <style:text-properties style:font-name="Times New Roman" fo:font-size="14pt" fo:letter-spacing="0.115cm" style:font-size-asian="14pt" style:font-name-complex="Times New Roman1" style:font-size-complex="14pt"/>
    </style:style>
    <style:style style:name="T66" style:family="text">
      <style:text-properties style:font-name="Times New Roman" fo:font-size="14pt" fo:letter-spacing="0.108cm" style:font-size-asian="14pt" style:font-name-complex="Times New Roman1" style:font-size-complex="14pt"/>
    </style:style>
    <style:style style:name="T67" style:family="text">
      <style:text-properties style:font-name="Times New Roman" fo:font-size="14pt" style:font-name-asian="PMingLiU1" style:font-size-asian="14pt" style:font-name-complex="Times New Roman1" style:font-size-complex="14pt"/>
    </style:style>
    <style:style style:name="T68" style:family="text">
      <style:text-properties style:font-name="Times New Roman" fo:font-size="14pt" style:font-name-asian="PMingLiU1" style:font-size-asian="14pt" style:font-name-complex="Times New Roman1" style:font-size-complex="14pt" style:text-scale="149%"/>
    </style:style>
    <style:style style:name="T69" style:family="text">
      <style:text-properties style:font-name="Times New Roman" fo:letter-spacing="-0.018cm" style:font-name-complex="Times New Roman1"/>
    </style:style>
    <style:style style:name="T70" style:family="text">
      <style:text-properties style:font-name="Times New Roman" fo:letter-spacing="-0.009cm" style:font-name-complex="Times New Roman1"/>
    </style:style>
    <style:style style:name="T71" style:family="text">
      <style:text-properties style:font-name="Times New Roman" fo:letter-spacing="-0.016cm" style:font-name-complex="Times New Roman1"/>
    </style:style>
    <style:style style:name="T72" style:family="text">
      <style:text-properties style:font-name="Times New Roman" fo:letter-spacing="-0.004cm" style:font-name-complex="Times New Roman1"/>
    </style:style>
    <style:style style:name="T73" style:family="text">
      <style:text-properties style:font-name="Times New Roman" fo:font-size="12pt" style:font-size-asian="12pt" style:font-name-complex="Times New Roman1" style:font-size-complex="12pt"/>
    </style:style>
    <style:style style:name="T74"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75" style:family="text">
      <style:text-properties style:font-name="Times New Roman" fo:font-size="12pt" fo:letter-spacing="-0.004cm" style:font-size-asian="12pt" style:font-name-complex="Times New Roman1" style:font-size-complex="12pt"/>
    </style:style>
    <style:style style:name="T76" style:family="text">
      <style:text-properties style:font-name="Times New Roman" fo:font-size="12pt" fo:letter-spacing="-0.004cm" style:text-underline-style="solid" style:text-underline-width="auto" style:text-underline-color="font-color" style:font-size-asian="12pt" style:font-name-complex="Times New Roman1" style:font-size-complex="12pt"/>
    </style:style>
    <style:style style:name="T77" style:family="text">
      <style:text-properties style:font-name="Times New Roman" fo:font-size="12pt" fo:letter-spacing="-0.002cm" style:font-size-asian="12pt" style:font-name-complex="Times New Roman1" style:font-size-complex="12pt"/>
    </style:style>
    <style:style style:name="T78" style:family="text">
      <style:text-properties style:font-name="Times New Roman" fo:font-size="12pt" fo:letter-spacing="0.002cm" style:font-size-asian="12pt" style:font-name-complex="Times New Roman1" style:font-size-complex="12pt"/>
    </style:style>
    <style:style style:name="T79" style:family="text">
      <style:text-properties style:font-name="Times New Roman" fo:font-size="12pt" fo:letter-spacing="-0.005cm" style:font-size-asian="12pt" style:font-name-complex="Times New Roman1" style:font-size-complex="12pt"/>
    </style:style>
    <style:style style:name="T80" style:family="text">
      <style:text-properties style:font-name="Times New Roman" fo:font-size="12pt" fo:letter-spacing="0.064cm" style:font-size-asian="12pt" style:font-name-complex="Times New Roman1" style:font-size-complex="12pt"/>
    </style:style>
    <style:style style:name="T81" style:family="text">
      <style:text-properties style:font-name="Times New Roman" fo:font-size="9pt" style:font-size-asian="9pt" style:font-name-complex="Times New Roman1" style:font-size-complex="9pt"/>
    </style:style>
    <style:style style:name="T82" style:family="text">
      <style:text-properties style:font-name="Times New Roman" fo:font-size="9pt" fo:letter-spacing="0.002cm" style:font-size-asian="9pt" style:font-name-complex="Times New Roman1" style:font-size-complex="9pt"/>
    </style:style>
    <style:style style:name="T83" style:family="text">
      <style:text-properties style:font-name="Times New Roman" fo:font-size="9pt" fo:letter-spacing="-0.002cm" style:font-size-asian="9pt" style:font-name-complex="Times New Roman1" style:font-size-complex="9pt"/>
    </style:style>
    <style:style style:name="T84" style:family="text">
      <style:text-properties style:font-name="Times New Roman" fo:font-size="9pt" fo:letter-spacing="-0.004cm" style:font-size-asian="9pt" style:font-name-complex="Times New Roman1" style:font-size-complex="9pt"/>
    </style:style>
    <style:style style:name="T85" style:family="text">
      <style:text-properties style:font-name="Times New Roman" fo:letter-spacing="0.002cm" style:font-name-complex="Times New Roman1"/>
    </style:style>
    <style:style style:name="T86" style:family="text">
      <style:text-properties style:font-name="Times New Roman" fo:letter-spacing="-0.002cm" style:font-name-complex="Times New Roman1"/>
    </style:style>
    <style:style style:name="T87" style:family="text">
      <style:text-properties style:font-name="Times New Roman" fo:letter-spacing="-0.011cm" style:font-name-complex="Times New Roman1"/>
    </style:style>
    <style:style style:name="T88" style:family="text">
      <style:text-properties style:font-name="Times New Roman" fo:letter-spacing="-0.007cm" style:font-name-complex="Times New Roman1"/>
    </style:style>
    <style:style style:name="T89" style:family="text">
      <style:text-properties style:font-name="Times New Roman" fo:letter-spacing="0.004cm" style:font-name-complex="Times New Roman1"/>
    </style:style>
    <style:style style:name="T90" style:family="text">
      <style:text-properties style:font-name="Times New Roman" fo:letter-spacing="-0.014cm" style:font-name-complex="Times New Roman1"/>
    </style:style>
    <style:style style:name="T91" style:family="text">
      <style:text-properties style:font-name="Times New Roman" fo:letter-spacing="-0.005cm" style:font-name-complex="Times New Roman1"/>
    </style:style>
    <style:style style:name="T92" style:family="text">
      <style:text-properties style:font-name="Times New Roman" fo:letter-spacing="-0.012cm" style:font-name-complex="Times New Roman1"/>
    </style:style>
    <style:style style:name="T93" style:family="text">
      <style:text-properties style:font-name="Times New Roman" fo:font-size="10pt" style:font-size-asian="10pt" style:font-name-complex="Times New Roman1" style:font-size-complex="10pt"/>
    </style:style>
    <style:style style:name="T94" style:family="text">
      <style:text-properties style:font-name="Times New Roman" fo:font-size="10pt" style:font-size-asian="10pt" style:language-asian="en" style:country-asian="IE" style:font-name-complex="Times New Roman1" style:font-size-complex="10pt"/>
    </style:style>
    <style:style style:name="T95" style:family="text">
      <style:text-properties style:font-name="Times New Roman" fo:font-size="10pt" fo:letter-spacing="0.002cm" style:font-size-asian="10pt" style:font-name-complex="Times New Roman1" style:font-size-complex="10pt"/>
    </style:style>
    <style:style style:name="T96" style:family="text">
      <style:text-properties style:font-name="Times New Roman" fo:font-size="10pt" fo:letter-spacing="-0.004cm" style:font-size-asian="10pt" style:font-name-complex="Times New Roman1" style:font-size-complex="10pt"/>
    </style:style>
    <style:style style:name="T97" style:family="text">
      <style:text-properties style:font-name="Times New Roman" fo:font-size="10pt" fo:letter-spacing="-0.002cm" style:font-size-asian="10pt" style:font-name-complex="Times New Roman1" style:font-size-complex="10pt"/>
    </style:style>
    <style:style style:name="T98" style:family="text">
      <style:text-properties style:font-name="Times New Roman" fo:font-size="10pt" fo:letter-spacing="0.005cm" style:font-size-asian="10pt" style:font-name-complex="Times New Roman1" style:font-size-complex="10pt"/>
    </style:style>
    <style:style style:name="T99" style:family="text">
      <style:text-properties style:font-name="Times New Roman" fo:font-size="10pt" fo:letter-spacing="-0.005cm" style:font-size-asian="10pt" style:font-name-complex="Times New Roman1" style:font-size-complex="10pt"/>
    </style:style>
    <style:style style:name="T100" style:family="text">
      <style:text-properties style:font-name="Times New Roman" fo:font-size="10pt" fo:letter-spacing="0.004cm" style:font-size-asian="10pt" style:font-name-complex="Times New Roman1" style:font-size-complex="10pt"/>
    </style:style>
    <style:style style:name="T101" style:family="text">
      <style:text-properties style:font-name="Times New Roman" fo:letter-spacing="-0.019cm" style:font-name-complex="Times New Roman1"/>
    </style:style>
    <style:style style:name="T102" style:family="text">
      <style:text-properties style:font-name="Times New Roman" fo:letter-spacing="-0.023cm" style:font-name-complex="Times New Roman1"/>
    </style:style>
    <style:style style:name="T103" style:family="text">
      <style:text-properties style:font-name="Times New Roman" fo:letter-spacing="0.014cm" style:font-name-complex="Times New Roman1"/>
    </style:style>
    <style:style style:name="T104" style:family="text">
      <style:text-properties style:font-name="Times New Roman" fo:letter-spacing="-0.035cm" style:font-name-complex="Times New Roman1"/>
    </style:style>
    <style:style style:name="T105" style:family="text">
      <style:text-properties style:font-name="PMingLiU" fo:font-size="14pt" fo:letter-spacing="0.076cm" style:font-name-asian="PMingLiU1" style:font-size-asian="14pt" style:font-name-complex="PMingLiU1" style:font-size-complex="14pt" style:text-scale="149%"/>
    </style:style>
    <style:style style:name="T106" style:family="text">
      <style:text-properties style:text-position="0% 100%" style:font-name="Adobe Hebrew" fo:font-size="24pt" fo:font-weight="normal" style:font-size-asian="24pt" style:font-weight-asian="normal" style:font-name-complex="Times New Roman1" style:font-size-complex="2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text:p>
      <text:p text:style-name="P10"><text:span text:style-name="T106">Feasibility Study Worksheet</text:span><text:span text:style-name="T1"> <text:s/></text:span></text:p>
      <text:p text:style-name="P11"/>
      <text:p text:style-name="P11"/>
      <text:p text:style-name="P13"><text:span text:style-name="T4">Step 1 – Idea Exploration, Identification and Assessment</text:span></text:p>
      <text:p text:style-name="P18"/>
      <text:p text:style-name="P3"/>
      <text:p text:style-name="P3"/>
      <text:p text:style-name="P19"><text:span text:style-name="T8">Describe</text:span><text:span text:style-name="T9"> </text:span><text:span text:style-name="T8">your</text:span><text:span text:style-name="T11"> </text:span><text:span text:style-name="T8">business</text:span><text:span text:style-name="T14"> </text:span><text:span text:style-name="T8">idea</text:span><text:span text:style-name="T11"> </text:span><text:span text:style-name="T8">or</text:span><text:span text:style-name="T17"> </text:span><text:span text:style-name="T8">concept</text:span><text:span text:style-name="T14"> </text:span><text:span text:style-name="T73">(</text:span><text:span text:style-name="T81">filling an</text:span><text:span text:style-name="T82"> </text:span><text:span text:style-name="T81">un</text:span><text:span text:style-name="T83">m</text:span><text:span text:style-name="T81">et need</text:span><text:span text:style-name="T82"> </text:span><text:span text:style-name="T81">in</text:span><text:span text:style-name="T83"> </text:span><text:span text:style-name="T81">t</text:span><text:span text:style-name="T83">h</text:span><text:span text:style-name="T81">e</text:span><text:span text:style-name="T82"> </text:span><text:span text:style-name="T83">m</text:span><text:span text:style-name="T82">a</text:span><text:span text:style-name="T81">rke</text:span><text:span text:style-name="T83">t</text:span><text:span text:style-name="T81">place</text:span><text:span text:style-name="T83"> </text:span><text:span text:style-name="T81">with</text:span><text:span text:style-name="T83"> </text:span><text:span text:style-name="T81">a</text:span><text:span text:style-name="T82"> </text:span><text:span text:style-name="T81">new</text:span><text:span text:style-name="T83"> </text:span><text:span text:style-name="T81">product or</text:span><text:span text:style-name="T82"> </text:span><text:span text:style-name="T81">ser</text:span><text:span text:style-name="T83">vi</text:span><text:span text:style-name="T81">ce,</text:span><text:span text:style-name="T82"> </text:span><text:span text:style-name="T81">provi</text:span><text:span text:style-name="T83">d</text:span><text:span text:style-name="T81">ing an</text:span><text:span text:style-name="T82"> </text:span><text:span text:style-name="T81">e</text:span><text:span text:style-name="T83">x</text:span><text:span text:style-name="T81">isting</text:span><text:span text:style-name="T82"> </text:span><text:span text:style-name="T83">p</text:span><text:span text:style-name="T81">ro</text:span><text:span text:style-name="T83">d</text:span><text:span text:style-name="T81">uct/ser</text:span><text:span text:style-name="T83">v</text:span><text:span text:style-name="T81">ice</text:span><text:span text:style-name="T82"> </text:span><text:span text:style-name="T81">in</text:span><text:span text:style-name="T83"> </text:span><text:span text:style-name="T81">a</text:span><text:span text:style-name="T82"> </text:span><text:span text:style-name="T83">n</text:span><text:span text:style-name="T82">e</text:span><text:span text:style-name="T81">w</text:span><text:span text:style-name="T82"> </text:span><text:span text:style-name="T81">for</text:span><text:span text:style-name="T83">m</text:span><text:span text:style-name="T81">,</text:span><text:span text:style-name="T82"> </text:span><text:span text:style-name="T81">deli</text:span><text:span text:style-name="T83">v</text:span><text:span text:style-name="T81">e</text:span><text:span text:style-name="T83">r</text:span><text:span text:style-name="T81">ing</text:span><text:span text:style-name="T82"> </text:span><text:span text:style-name="T81">a</text:span><text:span text:style-name="T82"> </text:span><text:span text:style-name="T81">p</text:span><text:span text:style-name="T83">r</text:span><text:span text:style-name="T81">oduct/se</text:span><text:span text:style-name="T83">r</text:span><text:span text:style-name="T81">vice</text:span><text:span text:style-name="T82"> </text:span><text:span text:style-name="T81">be</text:span><text:span text:style-name="T83">t</text:span><text:span text:style-name="T81">ter</text:span><text:span text:style-name="T83"> </text:span><text:span text:style-name="T81">or c</text:span><text:span text:style-name="T83">h</text:span><text:span text:style-name="T81">ea</text:span><text:span text:style-name="T83">p</text:span><text:span text:style-name="T81">er</text:span><text:span text:style-name="T83"> </text:span><text:span text:style-name="T81">t</text:span><text:span text:style-name="T83">h</text:span><text:span text:style-name="T81">an co</text:span><text:span text:style-name="T83">m</text:span><text:span text:style-name="T81">petitor</text:span><text:span text:style-name="T84">s</text:span><text:span text:style-name="T81">, etc.)</text:span></text:p>
      <text:p text:style-name="P4"/>
      <text:p text:style-name="P3"/>
      <text:p text:style-name="P3">A real-time text editor, designed for small – medium teams with capablities for publishing to open source sites and package managers(Github, NPM, Bower), and to run, and test your code without leaving the site. Simply this application would be a merging of <text:s/>the VCS (Version Control Systems) website like GitHub, and the online programming available through Codepen. With the addition of allowing people to write plugins for it allowing for a highly customisable online programming experience that is currently unavailable.</text:p>
      <text:p text:style-name="P3"/>
      <text:p text:style-name="P3"/>
      <text:p text:style-name="P20"><text:span text:style-name="T8">What</text:span><text:span text:style-name="T20"> </text:span><text:span text:style-name="T8">need</text:span><text:span text:style-name="T23"> </text:span><text:span text:style-name="T8">or</text:span><text:span text:style-name="T17"> </text:span><text:span text:style-name="T8">de</text:span><text:span text:style-name="T25">ma</text:span><text:span text:style-name="T28">n</text:span><text:span text:style-name="T8">d</text:span><text:span text:style-name="T14"> </text:span><text:span text:style-name="T8">will</text:span><text:span text:style-name="T23"> </text:span><text:span text:style-name="T8">your</text:span><text:span text:style-name="T11"> </text:span><text:span text:style-name="T8">product</text:span><text:span text:style-name="T31"> </text:span><text:span text:style-name="T8">or</text:span><text:span text:style-name="T17"> </text:span><text:span text:style-name="T8">service</text:span><text:span text:style-name="T31"> </text:span><text:span text:style-name="T8">satisfy</text:span><text:span text:style-name="T20"> </text:span><text:span text:style-name="T8">in</text:span><text:span text:style-name="T17"> </text:span><text:span text:style-name="T8">the</text:span><text:span text:style-name="T34"> </text:span><text:span text:style-name="T8">marketplace?</text:span><text:span text:style-name="T37"> </text:span><text:span text:style-name="T73">(A</text:span><text:span text:style-name="T2">n</text:span><text:span text:style-name="T85"> </text:span><text:span text:style-name="T2">idea</text:span><text:span text:style-name="T88"> </text:span><text:span text:style-name="T2">is</text:span><text:span text:style-name="T86"> </text:span><text:span text:style-name="T2">on</text:span><text:span text:style-name="T86">l</text:span><text:span text:style-name="T2">y viable</text:span><text:span text:style-name="T70"> </text:span><text:span text:style-name="T2">if</text:span><text:span text:style-name="T86"> </text:span><text:span text:style-name="T2">people</text:span><text:span text:style-name="T87"> </text:span><text:span text:style-name="T2">are</text:span><text:span text:style-name="T91"> </text:span><text:span text:style-name="T2">willing</text:span><text:span text:style-name="T87"> </text:span><text:span text:style-name="T2">to</text:span><text:span text:style-name="T72"> </text:span><text:span text:style-name="T2">p</text:span><text:span text:style-name="T86">a</text:span><text:span text:style-name="T2">y</text:span><text:span text:style-name="T72"> </text:span><text:span text:style-name="T2">you</text:span><text:span text:style-name="T91"> </text:span><text:span text:style-name="T86">fo</text:span><text:span text:style-name="T2">r</text:span><text:span text:style-name="T91"> </text:span><text:span text:style-name="T2">what</text:span><text:span text:style-name="T88"> </text:span><text:span text:style-name="T2">it</text:span><text:span text:style-name="T86"> </text:span><text:span text:style-name="T2">provides)</text:span></text:p>
      <text:p text:style-name="P21"/>
      <text:p text:style-name="P3">While there are plenty of services fufilling the need of having version control, and having online programming available. There has currently been an app that both combining both those ideas in addition to having such an extensive custiomisation options. Normally customisation options can only be defined by the developers of the app. This can hamper the growth of the appilcation. If we were to open up an editor API allowing the users to customise and share how they use our Api it will allow the app to grow much more naturally with the userbase.</text:p>
      <text:p text:style-name="P3"/>
      <text:p text:style-name="P3"/>
      <text:p text:style-name="P3"/>
      <text:p text:style-name="P14"><text:span text:style-name="T8">Describe</text:span><text:span text:style-name="T9"> </text:span><text:span text:style-name="T8">your</text:span><text:span text:style-name="T11"> </text:span><text:span text:style-name="T8">business</text:span><text:span text:style-name="T14"> </text:span><text:span text:style-name="T8">Model</text:span><text:span text:style-name="T20"> </text:span><text:span text:style-name="T2">(How</text:span><text:span text:style-name="T70"> </text:span><text:span text:style-name="T2">will</text:span><text:span text:style-name="T91"> </text:span><text:span text:style-name="T2">the</text:span><text:span text:style-name="T91"> </text:span><text:span text:style-name="T2">business</text:span><text:span text:style-name="T92"> </text:span><text:span text:style-name="T2">function</text:span><text:span text:style-name="T92"> </text:span><text:span text:style-name="T2">in</text:span><text:span text:style-name="T72"> </text:span><text:span text:style-name="T2">providing</text:span><text:span text:style-name="T71"> </text:span><text:span text:style-name="T2">what</text:span><text:span text:style-name="T88"> </text:span><text:span text:style-name="T2">the</text:span><text:span text:style-name="T88"> </text:span><text:span text:style-name="T2">cust</text:span><text:span text:style-name="T89">o</text:span><text:span text:style-name="T72">m</text:span><text:span text:style-name="T2">er</text:span><text:span text:style-name="T90"> </text:span><text:span text:style-name="T2">wants?)</text:span></text:p>
      <text:p text:style-name="P12"/>
      <text:p text:style-name="P3">The business model of the application, would be to have all these features available for free for the users. We would have a limit placed on the amount of projects that account could hold, and a limited number of people on that project. For example (5 projects, 5 members on each), and provide payment plans to increase those amounts. For high end teams and corporations we would provide a Enterprise version of our software which would be for local use and high amount ofpeople in teams and teams who would have multiple small projects and not have to worry about hitting our cap. As part of the Enterprise we would have it integrate into the Enterprise versions of Github, and NPM allowing for a fully local system for high end teams.</text:p>
      <text:p text:style-name="P3"/>
      <text:p text:style-name="P3"/>
      <text:p text:style-name="P3"/>
      <text:p text:style-name="P3"/>
      <text:p text:style-name="P3"/>
      <text:p text:style-name="P3"/>
      <text:p text:style-name="P22"><text:span text:style-name="T8">What’s</text:span><text:span text:style-name="T31"> </text:span><text:span text:style-name="T8">your</text:span><text:span text:style-name="T11"> </text:span><text:span text:style-name="T8">unique</text:span><text:span text:style-name="T31"> </text:span><text:span text:style-name="T8">selling</text:span><text:span text:style-name="T39"> </text:span><text:span text:style-name="T8">proposit</text:span><text:span text:style-name="T25">i</text:span><text:span text:style-name="T8">on</text:span><text:span text:style-name="T42"> </text:span><text:span text:style-name="T93">(W</text:span><text:span text:style-name="T95">h</text:span><text:span text:style-name="T93">y will t</text:span><text:span text:style-name="T95">h</text:span><text:span text:style-name="T93">e </text:span><text:span text:style-name="T96">m</text:span><text:span text:style-name="T93">ar</text:span><text:span text:style-name="T95">k</text:span><text:span text:style-name="T93">et b</text:span><text:span text:style-name="T95">u</text:span><text:span text:style-name="T93">y</text:span><text:span text:style-name="T97"> </text:span><text:span text:style-name="T93">fr</text:span><text:span text:style-name="T95">o</text:span><text:span text:style-name="T93">m</text:span><text:span text:style-name="T96"> </text:span><text:span text:style-name="T93">YO</text:span><text:span text:style-name="T96">U</text:span><text:span text:style-name="T93">?</text:span><text:span text:style-name="T98"> </text:span><text:span text:style-name="T96">M</text:span><text:span text:style-name="T97">o</text:span><text:span text:style-name="T93">re</text:span><text:span text:style-name="T97"> </text:span><text:span text:style-name="T95">v</text:span><text:span text:style-name="T93">al</text:span><text:span text:style-name="T95">u</text:span><text:span text:style-name="T99">e</text:span><text:span text:style-name="T93">?</text:span><text:span text:style-name="T98"> </text:span><text:span text:style-name="T93">Bette</text:span><text:span text:style-name="T96">r</text:span><text:span text:style-name="T93">?</text:span><text:span text:style-name="T95"> </text:span><text:span text:style-name="T93">Uni</text:span><text:span text:style-name="T95">qu</text:span><text:span text:style-name="T99">e</text:span><text:span text:style-name="T93">? Lower c</text:span><text:span text:style-name="T95">o</text:span><text:span text:style-name="T93">s</text:span><text:span text:style-name="T99">t</text:span><text:span text:style-name="T93">?</text:span><text:span text:style-name="T95"> </text:span><text:span text:style-name="T93">Q</text:span><text:span text:style-name="T95">u</text:span><text:span text:style-name="T93">alit</text:span><text:span text:style-name="T96">y</text:span><text:span text:style-name="T93">?</text:span><text:span text:style-name="T98"> </text:span><text:span text:style-name="T93">U</text:span><text:span text:style-name="T95">n</text:span><text:span text:style-name="T96">i</text:span><text:span text:style-name="T95">qu</text:span><text:span text:style-name="T97">e</text:span><text:span text:style-name="T93">?</text:span><text:span text:style-name="T95"> </text:span><text:span text:style-name="T93">Faste</text:span><text:span text:style-name="T96">r</text:span><text:span text:style-name="T93">?</text:span><text:span text:style-name="T95"> </text:span><text:span text:style-name="T93">)</text:span></text:p>
      <text:p text:style-name="P3"/>
      <text:p text:style-name="P3">Having few competitors in the context of the web, and for example competitors like Codepen which have similar features to ours except behind a high price paywall. Offering these services for free and we would aim to implement these features to a higher level of standard to these competitors, it would either give us a huge advantage in selling our app to developers, or it would force competitors to either lower our drop their paywall providing a better competivitive enviroment for developers, which could also in turn engender goodwill towards our company allowing for a our next application or product to get more press when it is annouced.</text:p>
      <text:p text:style-name="P3"/>
      <text:p text:style-name="P3"/>
      <text:p text:style-name="P3"/>
      <text:p text:style-name="P3"/>
      <text:p text:style-name="P3"/>
      <text:p text:style-name="Standard"/>
      <text:p text:style-name="P8"/>
      <text:p text:style-name="P23"><text:span text:style-name="T4">Step 2 – De</text:span><text:span text:style-name="T5">te</text:span><text:span text:style-name="T4">rmine </text:span><text:span text:style-name="T5">M</text:span><text:span text:style-name="T6">a</text:span><text:span text:style-name="T4">r</text:span><text:span text:style-name="T7">k</text:span><text:span text:style-name="T4">ets, Est</text:span><text:span text:style-name="T5">i</text:span><text:span text:style-name="T4">mate demand </text:span><text:span text:style-name="T2">(Who</text:span><text:span text:style-name="T70"> </text:span><text:span text:style-name="T2">will</text:span><text:span text:style-name="T91"> </text:span><text:span text:style-name="T2">buy</text:span><text:span text:style-name="T91"> </text:span><text:span text:style-name="T86">t</text:span><text:span text:style-name="T85">h</text:span><text:span text:style-name="T2">e</text:span><text:span text:style-name="T91"> </text:span><text:span text:style-name="T2">product</text:span><text:span text:style-name="T90"> </text:span><text:span text:style-name="T2">or</text:span><text:span text:style-name="T91"> </text:span><text:span text:style-name="T2">service?</text:span><text:span text:style-name="T92"> </text:span><text:span text:style-name="T2">Are there</text:span><text:span text:style-name="T88"> </text:span><text:span text:style-name="T2">enough</text:span><text:span text:style-name="T92"> </text:span><text:span text:style-name="T2">cust</text:span><text:span text:style-name="T89">o</text:span><text:span text:style-name="T72">m</text:span><text:span text:style-name="T2">ers</text:span><text:span text:style-name="T71"> </text:span><text:span text:style-name="T2">to support</text:span><text:span text:style-name="T90"> </text:span><text:span text:style-name="T2">your</text:span><text:span text:style-name="T70"> </text:span><text:span text:style-name="T2">business?)</text:span></text:p>
      <text:p text:style-name="P24"/>
      <text:p text:style-name="P3"/>
      <text:p text:style-name="P3"/>
      <text:p text:style-name="P25"><text:span text:style-name="T8">What</text:span><text:span text:style-name="T20"> </text:span><text:span text:style-name="T8">are</text:span><text:span text:style-name="T34"> </text:span><text:span text:style-name="T8">the</text:span><text:span text:style-name="T34"> </text:span><text:span text:style-name="T8">target</text:span><text:span text:style-name="T20"> </text:span><text:span text:style-name="T8">Markets</text:span><text:span text:style-name="T14"> </text:span><text:span text:style-name="T8">for</text:span><text:span text:style-name="T34"> </text:span><text:span text:style-name="T8">your</text:span><text:span text:style-name="T11"> </text:span><text:span text:style-name="T8">Products</text:span><text:span text:style-name="T9"> </text:span><text:span text:style-name="T8">or</text:span><text:span text:style-name="T17"> </text:span><text:span text:style-name="T8">Services:</text:span><text:span text:style-name="T9"> </text:span><text:span text:style-name="T2">(</text:span><text:span text:style-name="T89">W</text:span><text:span text:style-name="T2">ho</text:span><text:span text:style-name="T70"> </text:span><text:span text:style-name="T2">will</text:span><text:span text:style-name="T91"> </text:span><text:span text:style-name="T2">buy</text:span><text:span text:style-name="T88"> </text:span><text:span text:style-name="T2">your</text:span><text:span text:style-name="T88"> </text:span><text:span text:style-name="T2">product</text:span><text:span text:style-name="T92"> </text:span><text:span text:style-name="T2">or</text:span><text:span text:style-name="T72"> </text:span><text:span text:style-name="T2">service? How</text:span><text:span text:style-name="T88"> </text:span><text:span text:style-name="T2">often?</text:span><text:span text:style-name="T87"> </text:span><text:span text:style-name="T2">Why</text:span><text:span text:style-name="T72"> </text:span><text:span text:style-name="T2">will</text:span><text:span text:style-name="T91"> </text:span><text:span text:style-name="T2">th</text:span><text:span text:style-name="T86">e</text:span><text:span text:style-name="T2">y</text:span><text:span text:style-name="T91"> </text:span><text:span text:style-name="T2">buy</text:span><text:span text:style-name="T91"> </text:span><text:span text:style-name="T2">it?</text:span><text:span text:style-name="T72"> </text:span><text:span text:style-name="T2">Will</text:span><text:span text:style-name="T70"> </text:span><text:span text:style-name="T2">th</text:span><text:span text:style-name="T86">e</text:span><text:span text:style-name="T2">y</text:span><text:span text:style-name="T72"> </text:span><text:span text:style-name="T2">trust</text:span><text:span text:style-name="T88"> </text:span><text:span text:style-name="T2">to</text:span><text:span text:style-name="T91"> </text:span><text:span text:style-name="T2">buy</text:span><text:span text:style-name="T86"> </text:span><text:span text:style-name="T2">from</text:span><text:span text:style-name="T70"> </text:span><text:span text:style-name="T2">you?)</text:span></text:p>
      <text:p text:style-name="P4"/>
      <text:p text:style-name="P3">Our target market would be one man to small teams of developers. They would buy it for the reasons mentioned in our Unique selling proposition. The biggest hurdle would be to convince users to switch from their base editor this could be solved by later adding a native application later down the pipe, but the ideal situation is they switch from their current editor to our web version.</text:p>
      <text:p text:style-name="P3"/>
      <text:p text:style-name="P3"/>
      <text:p text:style-name="P3"/>
      <text:p text:style-name="P14"><text:span text:style-name="T8">Research</text:span><text:span text:style-name="T9"> </text:span><text:span text:style-name="T8">your</text:span><text:span text:style-name="T11"> </text:span><text:span text:style-name="T8">industry:</text:span><text:span text:style-name="T9"> </text:span><text:span text:style-name="T8">provide</text:span><text:span text:style-name="T14"> </text:span><text:span text:style-name="T8">an</text:span><text:span text:style-name="T34"> </text:span><text:span text:style-name="T8">overview,</text:span><text:span text:style-name="T43"> </text:span><text:span text:style-name="T8">background,</text:span><text:span text:style-name="T46"> </text:span><text:span text:style-name="T8">trends,</text:span><text:span text:style-name="T31"> </text:span><text:span text:style-name="T8">key</text:span><text:span text:style-name="T23"> </text:span><text:span text:style-name="T8">indicators,</text:span></text:p>
      <text:p text:style-name="P26"/>
      <text:p text:style-name="P3">From doing a web programming course and watching how the web has developed in just the 3 years alone it is clear most appilcations are moving to the web, so it would not be far fetched to have a high powered editor available for use on the web to replace the current native applications.</text:p>
      <text:p text:style-name="P3"/>
      <text:p text:style-name="P3"><text:span text:style-name="T8"/></text:p>
      <text:p text:style-name="P14"><text:span text:style-name="T8">Deter</text:span><text:span text:style-name="T25">m</text:span><text:span text:style-name="T8">ine</text:span><text:span text:style-name="T48"> </text:span><text:span text:style-name="T8">how</text:span><text:span text:style-name="T11"> </text:span><text:span text:style-name="T8">many</text:span><text:span text:style-name="T20"> </text:span><text:span text:style-name="T8">co</text:span><text:span text:style-name="T25">m</text:span><text:span text:style-name="T51">p</text:span><text:span text:style-name="T8">etitors</text:span><text:span text:style-name="T52"> </text:span><text:span text:style-name="T8">a</text:span><text:span text:style-name="T25">r</text:span><text:span text:style-name="T8">e</text:span><text:span text:style-name="T34"> </text:span><text:span text:style-name="T8">in</text:span><text:span text:style-name="T17"> </text:span><text:span text:style-name="T8">your</text:span><text:span text:style-name="T11"> </text:span><text:span text:style-name="T8">area</text:span><text:span text:style-name="T11"> </text:span><text:span text:style-name="T8">of</text:span><text:span text:style-name="T17"> </text:span><text:span text:style-name="T8">influence</text:span><text:span text:style-name="T9"> </text:span><text:span text:style-name="T28">(</text:span><text:span text:style-name="T2">Who</text:span><text:span text:style-name="T87"> </text:span><text:span text:style-name="T2">are</text:span><text:span text:style-name="T86"> </text:span><text:span text:style-name="T2">your</text:span><text:span text:style-name="T88"> </text:span><text:span text:style-name="T72">m</text:span><text:span text:style-name="T2">ain</text:span><text:span text:style-name="T88"> </text:span><text:span text:style-name="T2">co</text:span><text:span text:style-name="T72">m</text:span><text:span text:style-name="T89">p</text:span><text:span text:style-name="T2">etitors?</text:span></text:p>
      <text:p text:style-name="P13"><text:span text:style-name="T2">Can</text:span><text:span text:style-name="T91"> </text:span><text:span text:style-name="T89">y</text:span><text:span text:style-name="T86">o</text:span><text:span text:style-name="T2">u</text:span><text:span text:style-name="T91"> </text:span><text:span text:style-name="T2">determine</text:span><text:span text:style-name="T71"> </text:span><text:span text:style-name="T2">the</text:span><text:span text:style-name="T91"> </text:span><text:span text:style-name="T2">sha</text:span><text:span text:style-name="T85">r</text:span><text:span text:style-name="T2">e</text:span><text:span text:style-name="T70"> </text:span><text:span text:style-name="T2">of</text:span><text:span text:style-name="T72"> </text:span><text:span text:style-name="T2">the</text:span><text:span text:style-name="T91"> </text:span><text:span text:style-name="T2">market</text:span><text:span text:style-name="T87"> </text:span><text:span text:style-name="T2">and</text:span><text:span text:style-name="T91"> </text:span><text:span text:style-name="T2">wh</text:span><text:span text:style-name="T89">y</text:span><text:span text:style-name="T85">?</text:span><text:span text:style-name="T2">)</text:span></text:p>
      <text:p text:style-name="P26"/>
      <text:p text:style-name="P26">Our main competitors would be Codepen's PRO version, and codeshare. Neither company <text:s/>have released numbers on how many people visit their website, and even then our idea is more devloped in some areas that it would make it hard to ever determine how much of an influence they wwould have in the area or how much market share we could expect to take from them.</text:p>
      <text:p text:style-name="P15"/>
      <text:p text:style-name="P14"><text:span text:style-name="T8">Will</text:span><text:span text:style-name="T11"> </text:span><text:span text:style-name="T8">you</text:span><text:span text:style-name="T23"> </text:span><text:span text:style-name="T8">focus</text:span><text:span text:style-name="T20"> </text:span><text:span text:style-name="T8">on</text:span><text:span text:style-name="T34"> </text:span><text:span text:style-name="T8">a</text:span><text:span text:style-name="T25"> </text:span><text:span text:style-name="T8">Market</text:span><text:span text:style-name="T31"> </text:span><text:span text:style-name="T8">Segment</text:span><text:span text:style-name="T9"> </text:span><text:span text:style-name="T8">or</text:span><text:span text:style-name="T17"> </text:span><text:span text:style-name="T8">Niche?</text:span></text:p>
      <text:p text:style-name="P14"><text:span text:style-name="T8">The niche being targeted is developers, and their teams over developer to client, </text:span></text:p>
      <text:p text:style-name="P7"/>
      <text:p text:style-name="P3"/>
      <text:p text:style-name="P14"><text:span text:style-name="T8">Can</text:span><text:span text:style-name="T23"> </text:span><text:span text:style-name="T8">you</text:span><text:span text:style-name="T23"> </text:span><text:span text:style-name="T8">define</text:span><text:span text:style-name="T39"> </text:span><text:span text:style-name="T8">the</text:span><text:span text:style-name="T34"> </text:span><text:span text:style-name="T8">key</text:span><text:span text:style-name="T23"> </text:span><text:span text:style-name="T8">strategies</text:span><text:span text:style-name="T43"> </text:span><text:span text:style-name="T8">to</text:span><text:span text:style-name="T17"> </text:span><text:span text:style-name="T8">co</text:span><text:span text:style-name="T25">m</text:span><text:span text:style-name="T28">p</text:span><text:span text:style-name="T8">e</text:span><text:span text:style-name="T28">t</text:span><text:span text:style-name="T8">e?</text:span><text:span text:style-name="T43"> </text:span><text:span text:style-name="T8">To</text:span><text:span text:style-name="T34"> </text:span><text:span text:style-name="T8">maintain</text:span><text:span text:style-name="T9"> </text:span><text:span text:style-name="T8">and</text:span><text:span text:style-name="T23"> </text:span><text:span text:style-name="T8">grow</text:span><text:span text:style-name="T20"> </text:span><text:span text:style-name="T8">your</text:span><text:span text:style-name="T11"> </text:span><text:span text:style-name="T8">bus</text:span><text:span text:style-name="T25">i</text:span><text:span text:style-name="T51">n</text:span><text:span text:style-name="T8">ess?</text:span></text:p>
      <text:p text:style-name="P4"/>
      <table:table table:name="Table2" table:style-name="Table2">
        <table:table-column table:style-name="Table2.A"/>
        <table:table-column table:style-name="Table2.B"/>
        <table:table-row table:style-name="Table2.1">
          <table:table-cell table:style-name="Table2.A1" office:value-type="string">
            <text:p text:style-name="P34"><text:span text:style-name="T73">1.</text:span></text:p>
          </table:table-cell>
          <table:table-cell table:style-name="Table2.A1" office:value-type="string">
            <text:p text:style-name="P38"><text:span text:style-name="T74"><text:s text:c="162"/></text:span></text:p>
          </table:table-cell>
        </table:table-row>
        <table:table-row table:style-name="Table2.2">
          <table:table-cell table:style-name="Table2.A1" office:value-type="string">
            <text:p text:style-name="P35"><text:span text:style-name="T73">2.</text:span></text:p>
          </table:table-cell>
          <table:table-cell table:style-name="Table2.A1" office:value-type="string">
            <text:p text:style-name="P39"><text:span text:style-name="T74"><text:s text:c="162"/></text:span></text:p>
          </table:table-cell>
        </table:table-row>
        <table:table-row table:style-name="Table2.2">
          <table:table-cell table:style-name="Table2.A1" office:value-type="string">
            <text:p text:style-name="P35"><text:span text:style-name="T73">3.</text:span></text:p>
          </table:table-cell>
          <table:table-cell table:style-name="Table2.A1" office:value-type="string">
            <text:p text:style-name="P39"><text:span text:style-name="T74"><text:s text:c="162"/></text:span></text:p>
          </table:table-cell>
        </table:table-row>
      </table:table>
      <text:p text:style-name="P40"/>
      <text:p text:style-name="P41"><text:span text:style-name="T8">Produce</text:span><text:span text:style-name="T14"> </text:span><text:span text:style-name="T8">a</text:span><text:span text:style-name="T25"> </text:span><text:span text:style-name="T8">Sales</text:span><text:span text:style-name="T20"> </text:span><text:span text:style-name="T8">Forecast:</text:span><text:span text:style-name="T9"> </text:span><text:span text:style-name="T8">Project</text:span><text:span text:style-name="T31"> </text:span><text:span text:style-name="T8">Sales</text:span><text:span text:style-name="T20"> </text:span><text:span text:style-name="T8">or</text:span><text:span text:style-name="T17"> </text:span><text:span text:style-name="T8">Rev</text:span><text:span text:style-name="T17">e</text:span><text:span text:style-name="T8">nues</text:span><text:span text:style-name="T43"> </text:span><text:span text:style-name="T8">for</text:span><text:span text:style-name="T34"> </text:span><text:span text:style-name="T8">12</text:span><text:span text:style-name="T34"> </text:span><text:span text:style-name="T25">m</text:span><text:span text:style-name="T28">o</text:span><text:span text:style-name="T8">nths</text:span><text:span text:style-name="T31"> </text:span><text:span text:style-name="T8">-</text:span><text:span text:style-name="T25"> </text:span><text:span text:style-name="T8">see</text:span><text:span text:style-name="T23"> </text:span><text:span text:style-name="T8">Income</text:span><text:span text:style-name="T31"> </text:span><text:span text:style-name="T8">State</text:span><text:span text:style-name="T25">m</text:span><text:span text:style-name="T8">ent worksheet</text:span></text:p>
      <text:p text:style-name="P3"/>
      <text:p text:style-name="P3"/>
      <text:p text:style-name="P3"/>
      <text:p text:style-name="Standard"/>
      <text:p text:style-name="P29"/>
      <text:p text:style-name="P14"><text:span text:style-name="T55">Step</text:span><text:span text:style-name="T12"> </text:span><text:span text:style-name="T55">3</text:span><text:span text:style-name="T26"> </text:span><text:span text:style-name="T55">–</text:span><text:span text:style-name="T26"> </text:span><text:span text:style-name="T55">Determine</text:span><text:span text:style-name="T53"> </text:span><text:span text:style-name="T55">Costs</text:span><text:span text:style-name="T40"> </text:span><text:span text:style-name="T55">and</text:span><text:span text:style-name="T12"> </text:span><text:span text:style-name="T55">Requirements</text:span><text:span text:style-name="T56"> </text:span><text:span text:style-name="T93">(</text:span><text:span text:style-name="T100">W</text:span><text:span text:style-name="T93">hat will it c</text:span><text:span text:style-name="T95">o</text:span><text:span text:style-name="T93">st to </text:span><text:span text:style-name="T95">op</text:span><text:span text:style-name="T97">e</text:span><text:span text:style-name="T93">rate t</text:span><text:span text:style-name="T95">h</text:span><text:span text:style-name="T93">e b</text:span><text:span text:style-name="T95">u</text:span><text:span text:style-name="T93">si</text:span><text:span text:style-name="T95">n</text:span><text:span text:style-name="T93">es</text:span><text:span text:style-name="T96">s</text:span><text:span text:style-name="T93">? W</text:span><text:span text:style-name="T95">h</text:span><text:span text:style-name="T93">at</text:span><text:span text:style-name="T97"> </text:span><text:span text:style-name="T93">will y</text:span><text:span text:style-name="T95">o</text:span><text:span text:style-name="T93">u </text:span><text:span text:style-name="T95">n</text:span><text:span text:style-name="T93">ee</text:span><text:span text:style-name="T96">d</text:span><text:span text:style-name="T95">?</text:span><text:span text:style-name="T93">)</text:span></text:p>
      <text:p text:style-name="P42"/>
      <text:p text:style-name="P43"><text:span text:style-name="T8">Fixed</text:span><text:span text:style-name="T20"> </text:span><text:span text:style-name="T8">Costs</text:span><text:span text:style-name="T20"> </text:span><text:span text:style-name="T8">or</text:span><text:span text:style-name="T17"> </text:span><text:span text:style-name="T8">Variable</text:span><text:span text:style-name="T9"> </text:span><text:span text:style-name="T8">Cost</text:span><text:span text:style-name="T51">s</text:span><text:span text:style-name="T2">.</text:span><text:span text:style-name="T92"> </text:span><text:span text:style-name="T2">(For</text:span><text:span text:style-name="T88"> </text:span><text:span text:style-name="T2">Services,</text:span><text:span text:style-name="T90"> </text:span><text:span text:style-name="T2">typically</text:span><text:span text:style-name="T87"> </text:span><text:span text:style-name="T2">there</text:span><text:span text:style-name="T88"> </text:span><text:span text:style-name="T2">is</text:span><text:span text:style-name="T86"> </text:span><text:span text:style-name="T2">no</text:span><text:span text:style-name="T72"> </text:span><text:span text:style-name="T2">cost</text:span><text:span text:style-name="T88"> </text:span><text:span text:style-name="T2">of</text:span><text:span text:style-name="T72"> </text:span><text:span text:style-name="T2">goods.</text:span><text:span text:style-name="T87"> </text:span><text:span text:style-name="T2">Estimate</text:span><text:span text:style-name="T90"> </text:span><text:span text:style-name="T2">how</text:span><text:span text:style-name="T91"> </text:span><text:span text:style-name="T72">m</text:span><text:span text:style-name="T85">u</text:span><text:span text:style-name="T2">ch</text:span><text:span text:style-name="T70"> </text:span><text:span text:style-name="T2">will</text:span><text:span text:style-name="T88"> </text:span><text:span text:style-name="T89">y</text:span><text:span text:style-name="T85">o</text:span><text:span text:style-name="T2">u pay</text:span><text:span text:style-name="T86"> f</text:span><text:span text:style-name="T85">o</text:span><text:span text:style-name="T2">r</text:span><text:span text:style-name="T88"> </text:span><text:span text:style-name="T2">your</text:span><text:span text:style-name="T70"> </text:span><text:span text:style-name="T2">merchandise</text:span><text:span text:style-name="T71"> </text:span><text:span text:style-name="T2">per</text:span><text:span text:style-name="T91"> </text:span><text:span text:style-name="T2">uni</text:span><text:span text:style-name="T86">t</text:span><text:span text:style-name="T2">?</text:span><text:span text:style-name="T91"> </text:span><text:span text:style-name="T2">Inc</text:span><text:span text:style-name="T86">l</text:span><text:span text:style-name="T2">ude</text:span><text:span text:style-name="T92"> </text:span><text:span text:style-name="T2">cost</text:span><text:span text:style-name="T88"> </text:span><text:span text:style-name="T2">of</text:span><text:span text:style-name="T72"> </text:span><text:span text:style-name="T2">f</text:span><text:span text:style-name="T86">r</text:span><text:span text:style-name="T2">e</text:span><text:span text:style-name="T85">i</text:span><text:span text:style-name="T2">ght,</text:span><text:span text:style-name="T87"> </text:span><text:span text:style-name="T2">fees,</text:span><text:span text:style-name="T88"> </text:span><text:span text:style-name="T2">taxes,</text:span><text:span text:style-name="T70"> </text:span><text:span text:style-name="T2">shipping,</text:span><text:span text:style-name="T90"> </text:span><text:span text:style-name="T2">packaging,</text:span><text:span text:style-name="T69"> </text:span><text:span text:style-name="T86">w</text:span><text:span text:style-name="T2">arehousing</text:span><text:span text:style-name="T101"> </text:span><text:span text:style-name="T2">etc</text:span><text:span text:style-name="T89">.</text:span><text:span text:style-name="T73">)</text:span></text:p>
      <text:p text:style-name="P3"/>
      <text:p text:style-name="P44"><text:span text:style-name="T8">See</text:span><text:span text:style-name="T23"> </text:span><text:span text:style-name="T8">Income</text:span><text:span text:style-name="T31"> </text:span><text:span text:style-name="T8">Statement</text:span><text:span text:style-name="T43"> </text:span><text:span text:style-name="T8">(P&amp;L)</text:span><text:span text:style-name="T39"> </text:span><text:span text:style-name="T8">Worksheet,</text:span><text:span text:style-name="T52"> </text:span><text:span text:style-name="T8">Page</text:span><text:span text:style-name="T11"> </text:span><text:span text:style-name="T8">7.</text:span></text:p>
      <text:p text:style-name="P6"><text:span text:style-name="T8"/></text:p>
      <text:p text:style-name="P30"/>
      <text:p text:style-name="P3"/>
      <text:p text:style-name="P3"/>
      <text:p text:style-name="P3"/>
      <text:p text:style-name="P45"><text:span text:style-name="T8">Operating</text:span><text:span text:style-name="T43"> </text:span><text:span text:style-name="T8">Expenses</text:span><text:span text:style-name="T43"> </text:span><text:span text:style-name="T8">or</text:span><text:span text:style-name="T17"> </text:span><text:span text:style-name="T8">Ind</text:span><text:span text:style-name="T25">i</text:span><text:span text:style-name="T8">rect</text:span><text:span text:style-name="T14"> </text:span><text:span text:style-name="T8">Costs:</text:span><text:span text:style-name="T39"> </text:span><text:span text:style-name="T8">Also</text:span><text:span text:style-name="T11"> </text:span><text:span text:style-name="T8">referred</text:span><text:span text:style-name="T14"> </text:span><text:span text:style-name="T8">to</text:span><text:span text:style-name="T17"> </text:span><text:span text:style-name="T8">as</text:span><text:span text:style-name="T17"> </text:span><text:span text:style-name="T8">Fixed</text:span><text:span text:style-name="T20"> </text:span><text:span text:style-name="T8">Costs</text:span><text:span text:style-name="T20"> </text:span><text:span text:style-name="T8">since</text:span><text:span text:style-name="T20"> </text:span><text:span text:style-name="T8">you</text:span><text:span text:style-name="T23"> </text:span><text:span text:style-name="T8">incur</text:span><text:span text:style-name="T20"> </text:span><text:span text:style-name="T8">these expenses</text:span><text:span text:style-name="T9"> </text:span><text:span text:style-name="T8">whether</text:span><text:span text:style-name="T14"> </text:span><text:span text:style-name="T8">you</text:span><text:span text:style-name="T23"> </text:span><text:span text:style-name="T8">sell</text:span><text:span text:style-name="T23"> </text:span><text:span text:style-name="T8">produ</text:span><text:span text:style-name="T34">c</text:span><text:span text:style-name="T8">ts</text:span><text:span text:style-name="T9"> </text:span><text:span text:style-name="T8">or</text:span><text:span text:style-name="T17"> </text:span><text:span text:style-name="T8">services</text:span><text:span text:style-name="T14"> </text:span><text:span text:style-name="T8">or</text:span><text:span text:style-name="T17"> </text:span><text:span text:style-name="T8">not.</text:span><text:span text:style-name="T11"> </text:span></text:p>
      <text:p text:style-name="P45"><text:span text:style-name="T8">Typical</text:span><text:span text:style-name="T14"> </text:span><text:span text:style-name="T8">Operating</text:span><text:span text:style-name="T43"> </text:span><text:span text:style-name="T8">Expenses (€ per</text:span><text:span text:style-name="T34"> </text:span><text:span text:style-name="T25">m</text:span><text:span text:style-name="T8">onth)</text:span><text:span text:style-name="T31"> </text:span><text:span text:style-name="T8">are:</text:span></text:p>
      <text:p text:style-name="P4"/>
      <text:p text:style-name="P5"><text:span text:style-name="T8">Salaries</text:span><text:span text:style-name="T94"> </text:span></text:p>
      <text:p text:style-name="P5"><text:span text:style-name="T8">Insurance</text:span><text:span text:style-name="T94"> </text:span></text:p>
      <text:p text:style-name="P5"><text:span text:style-name="T8">Legal</text:span><text:span text:style-name="T94"> </text:span></text:p>
      <text:p text:style-name="P5"><text:span text:style-name="T8">Advertisement</text:span><text:span text:style-name="T94"> </text:span></text:p>
      <text:p text:style-name="P5"><text:span text:style-name="T8">Other Expenses</text:span></text:p>
      <text:p text:style-name="P46"/>
      <text:p text:style-name="P47"/>
      <text:p text:style-name="P48"><text:span text:style-name="T8"><text:s text:c="17"/></text:span><text:span text:style-name="T57"><text:s/></text:span></text:p>
      <text:p text:style-name="P15"/>
      <text:p text:style-name="P14"><text:span text:style-name="T8">Pay</text:span><text:span text:style-name="T23"> </text:span><text:span text:style-name="T8">Yourself!</text:span><text:span text:style-name="T58"> </text:span><text:span text:style-name="T8">Don’t</text:span><text:span text:style-name="T39"> </text:span><text:span text:style-name="T8">forget</text:span><text:span text:style-name="T39"> </text:span><text:span text:style-name="T8">to</text:span><text:span text:style-name="T17"> </text:span><text:span text:style-name="T25">i</text:span><text:span text:style-name="T51">n</text:span><text:span text:style-name="T8">clude</text:span><text:span text:style-name="T31"> </text:span><text:span text:style-name="T8">your</text:span><text:span text:style-name="T11"> </text:span><text:span text:style-name="T8">own</text:span><text:span text:style-name="T11"> </text:span><text:span text:style-name="T8">Salary</text:span></text:p>
      <text:p text:style-name="Standard"/>
      <text:p text:style-name="Standard"/>
      <text:p text:style-name="P36"><text:span text:style-name="T55">Determine</text:span><text:span text:style-name="T53"> </text:span><text:span text:style-name="T55">Requirements:</text:span></text:p>
      <text:p text:style-name="P49"><text:span text:style-name="T8">Deter</text:span><text:span text:style-name="T25">m</text:span><text:span text:style-name="T8">i</text:span><text:span text:style-name="T28">n</text:span><text:span text:style-name="T8">e</text:span><text:span text:style-name="T48"> </text:span><text:span text:style-name="T8">Capital</text:span><text:span text:style-name="T31"> </text:span><text:span text:style-name="T8">required</text:span><text:span text:style-name="T14"> </text:span><text:span text:style-name="T8">for</text:span><text:span text:style-name="T34"> </text:span><text:span text:style-name="T8">the</text:span><text:span text:style-name="T34"> </text:span><text:span text:style-name="T8">start-u</text:span><text:span text:style-name="T25">p</text:span><text:span text:style-name="T2">.</text:span><text:span text:style-name="T71"> </text:span><text:span text:style-name="T2">(How</text:span><text:span text:style-name="T70"> </text:span><text:span text:style-name="T72">m</text:span><text:span text:style-name="T85">uc</text:span><text:span text:style-name="T2">h</text:span><text:span text:style-name="T70"> </text:span><text:span text:style-name="T89">y</text:span><text:span text:style-name="T86">o</text:span><text:span text:style-name="T2">u</text:span><text:span text:style-name="T91"> </text:span><text:span text:style-name="T2">need</text:span><text:span text:style-name="T88"> </text:span><text:span text:style-name="T2">to</text:span><text:span text:style-name="T72"> </text:span><text:span text:style-name="T2">set</text:span><text:span text:style-name="T72"> </text:span><text:span text:style-name="T2">up</text:span><text:span text:style-name="T91"> </text:span><text:span text:style-name="T89">y</text:span><text:span text:style-name="T86">o</text:span><text:span text:style-name="T2">ur</text:span><text:span text:style-name="T88"> </text:span><text:span text:style-name="T2">business</text:span><text:span text:style-name="T92"> </text:span><text:span text:style-name="T2">and</text:span><text:span text:style-name="T91"> </text:span><text:span text:style-name="T2">survive</text:span><text:span text:style-name="T87"> </text:span><text:span text:style-name="T2">the starting</text:span><text:span text:style-name="T92"> </text:span><text:span text:style-name="T2">peri</text:span><text:span text:style-name="T86">o</text:span><text:span text:style-name="T85">d</text:span><text:span text:style-name="T2">?</text:span><text:span text:style-name="T103"> </text:span><text:span text:style-name="T2">T</text:span><text:span text:style-name="T89">y</text:span><text:span text:style-name="T2">pical</text:span><text:span text:style-name="T92"> </text:span><text:span text:style-name="T2">start</text:span><text:span text:style-name="T88"> </text:span><text:span text:style-name="T2">up</text:span><text:span text:style-name="T72"> </text:span><text:span text:style-name="T2">expen</text:span><text:span text:style-name="T86">s</text:span><text:span text:style-name="T2">es</text:span><text:span text:style-name="T90"> </text:span><text:span text:style-name="T2">are:</text:span><text:span text:style-name="T91"> </text:span><text:span text:style-name="T2">Busi</text:span><text:span text:style-name="T89">n</text:span><text:span text:style-name="T2">ess</text:span><text:span text:style-name="T90"> </text:span><text:span text:style-name="T85">R</text:span><text:span text:style-name="T2">egistration</text:span><text:span text:style-name="T101"> </text:span><text:span text:style-name="T2">and</text:span><text:span text:style-name="T91"> </text:span><text:span text:style-name="T2">Licenses,</text:span><text:span text:style-name="T90"> </text:span><text:span text:style-name="T2">Legal</text:span><text:span text:style-name="T70"> </text:span><text:span text:style-name="T2">F</text:span><text:span text:style-name="T85">e</text:span><text:span text:style-name="T2">es,</text:span><text:span text:style-name="T70"> </text:span><text:span text:style-name="T2">Tenant</text:span><text:span text:style-name="T87"> </text:span><text:span text:style-name="T85">I</text:span><text:span text:style-name="T2">mprove</text:span><text:span text:style-name="T72">m</text:span><text:span text:style-name="T2">ents, Architects</text:span><text:span text:style-name="T85">/</text:span><text:span text:style-name="T2">Contractors</text:span><text:span text:style-name="T104"> </text:span><text:span text:style-name="T2">fees,</text:span><text:span text:style-name="T88"> </text:span><text:span text:style-name="T2">Deposits</text:span><text:span text:style-name="T90"> </text:span><text:span text:style-name="T2">for</text:span><text:span text:style-name="T91"> </text:span><text:span text:style-name="T2">Lease</text:span><text:span text:style-name="T70"> </text:span><text:span text:style-name="T2">and</text:span><text:span text:style-name="T91"> </text:span><text:span text:style-name="T2">U</text:span><text:span text:style-name="T85">t</text:span><text:span text:style-name="T2">ilities,</text:span><text:span text:style-name="T90"> </text:span><text:span text:style-name="T2">Advertisement</text:span><text:span text:style-name="T102"> </text:span><text:span text:style-name="T2">and</text:span><text:span text:style-name="T91"> </text:span><text:span text:style-name="T2">pro</text:span><text:span text:style-name="T72">m</text:span><text:span text:style-name="T2">ot</text:span><text:span text:style-name="T86">i</text:span><text:span text:style-name="T2">on,</text:span><text:span text:style-name="T69"> </text:span><text:span text:style-name="T2">Equip</text:span><text:span text:style-name="T72">m</text:span><text:span text:style-name="T2">ent</text:span><text:span text:style-name="T69"> </text:span><text:span text:style-name="T2">and</text:span><text:span text:style-name="T91"> </text:span><text:span text:style-name="T2">tools, Signage,</text:span><text:span text:style-name="T90"> </text:span><text:span text:style-name="T2">Furniture,</text:span><text:span text:style-name="T71"> </text:span><text:span text:style-name="T2">Technology,</text:span><text:span text:style-name="T101"> </text:span><text:span text:style-name="T2">etc)</text:span></text:p>
      <text:p text:style-name="P4"/>
      <text:p text:style-name="P33"/>
      <text:p text:style-name="P32"><text:span text:style-name="T55">STEP</text:span><text:span text:style-name="T40"> </text:span><text:span text:style-name="T55">4</text:span><text:span text:style-name="T26"> </text:span><text:span text:style-name="T55">-</text:span><text:span text:style-name="T26"> </text:span><text:span text:style-name="T55">Calculate</text:span><text:span text:style-name="T44"> </text:span><text:span text:style-name="T55">Bre</text:span><text:span text:style-name="T29">a</text:span><text:span text:style-name="T55">k-E</text:span><text:span text:style-name="T29">v</text:span><text:span text:style-name="T55">en</text:span><text:span text:style-name="T47"> </text:span><text:span text:style-name="T55">Point</text:span><text:span text:style-name="T21"> </text:span><text:span text:style-name="T55">/</text:span><text:span text:style-name="T26"> </text:span><text:span text:style-name="T55">Critical</text:span><text:span text:style-name="T15"> </text:span><text:span text:style-name="T55">Mass</text:span></text:p>
      <text:p text:style-name="P42"/>
      <text:p text:style-name="P32"><text:span text:style-name="T8">Ca</text:span><text:span text:style-name="T28">l</text:span><text:span text:style-name="T8">culate</text:span><text:span text:style-name="T43"> </text:span><text:span text:style-name="T28">t</text:span><text:span text:style-name="T51">h</text:span><text:span text:style-name="T8">e</text:span><text:span text:style-name="T34"> </text:span><text:span text:style-name="T8">Break-Even</text:span><text:span text:style-name="T52"> </text:span><text:span text:style-name="T8">point</text:span><text:span text:style-name="T2">:</text:span><text:span text:style-name="T87"> </text:span><text:span text:style-name="T2">(the</text:span><text:span text:style-name="T91"> </text:span><text:span text:style-name="T72">m</text:span><text:span text:style-name="T2">ini</text:span><text:span text:style-name="T72">m</text:span><text:span text:style-name="T89">u</text:span><text:span text:style-name="T2">m</text:span><text:span text:style-name="T69"> </text:span><text:span text:style-name="T2">Sales</text:span><text:span text:style-name="T70"> </text:span><text:span text:style-name="T2">or</text:span><text:span text:style-name="T72"> </text:span><text:span text:style-name="T2">revenues</text:span><text:span text:style-name="T90"> </text:span><text:span text:style-name="T2">to</text:span><text:span text:style-name="T72"> </text:span><text:span text:style-name="T2">co</text:span><text:span text:style-name="T86">v</text:span><text:span text:style-name="T2">er</text:span><text:span text:style-name="T70"> </text:span><text:span text:style-name="T2">all</text:span><text:span text:style-name="T72"> </text:span><text:span text:style-name="T2">expenses)</text:span></text:p>
      <text:p text:style-name="P50"/>
      <text:p text:style-name="P32"><text:span text:style-name="T8">Using</text:span><text:span text:style-name="T39"> </text:span><text:span text:style-name="T8">the</text:span><text:span text:style-name="T34"> </text:span><text:span text:style-name="T8">infor</text:span><text:span text:style-name="T25">m</text:span><text:span text:style-name="T8">ation</text:span><text:span text:style-name="T52"> </text:span><text:span text:style-name="T8">in</text:span><text:span text:style-name="T17"> </text:span><text:span text:style-name="T8">your</text:span><text:span text:style-name="T11"> </text:span><text:span text:style-name="T8">Income</text:span><text:span text:style-name="T31"> </text:span><text:span text:style-name="T8">State</text:span><text:span text:style-name="T25">m</text:span><text:span text:style-name="T8">e</text:span><text:span text:style-name="T51">n</text:span><text:span text:style-name="T8">t,</text:span><text:span text:style-name="T48"> </text:span><text:span text:style-name="T8">calculate</text:span><text:span text:style-name="T9"> </text:span><text:span text:style-name="T8">Break</text:span><text:span text:style-name="T39"> </text:span><text:span text:style-name="T8">even</text:span><text:span text:style-name="T11"> </text:span><text:span text:style-name="T8">with</text:span><text:span text:style-name="T11"> </text:span><text:span text:style-name="T8">the</text:span><text:span text:style-name="T34"> </text:span><text:span text:style-name="T8">following</text:span></text:p>
      <text:p text:style-name="P37"><text:span text:style-name="T8">for</text:span><text:span text:style-name="T25">m</text:span><text:span text:style-name="T8">ula:</text:span></text:p>
      <text:p text:style-name="P51"><text:span text:style-name="T73">TOTAL FIXED COSTS</text:span></text:p>
      <text:p text:style-name="P52"><text:span text:style-name="T73">B.E. SALES €= <text:s/>-----------</text:span><text:span text:style-name="T75">-</text:span><text:span text:style-name="T73">-----------------</text:span><text:span text:style-name="T77">-</text:span><text:span text:style-name="T73">----------------</text:span><text:span text:style-name="T77">-</text:span><text:span text:style-name="T73">-----------------</text:span><text:span text:style-name="T77">-</text:span><text:span text:style-name="T73">--------- (TOTAL SALES - VARIAB</text:span><text:span text:style-name="T77">L</text:span><text:span text:style-name="T73">E</text:span><text:span text:style-name="T78"> </text:span><text:span text:style-name="T73">COSTS)</text:span><text:span text:style-name="T78"> </text:span><text:span text:style-name="T73">÷</text:span><text:span text:style-name="T78"> </text:span><text:span text:style-name="T73">TOTAL</text:span><text:span text:style-name="T78"> </text:span><text:span text:style-name="T73">SALES</text:span></text:p>
      <text:p text:style-name="P53"/>
      <text:p text:style-name="P13"><text:span text:style-name="T73">B.E. SALES €= <text:s/>--------------</text:span><text:span text:style-name="T75">-</text:span><text:span text:style-name="T73">----------------</text:span><text:span text:style-name="T77">-</text:span><text:span text:style-name="T73">-----------------</text:span><text:span text:style-name="T77">-</text:span><text:span text:style-name="T73">----------------</text:span><text:span text:style-name="T77">-</text:span><text:span text:style-name="T73">------- = $</text:span><text:span text:style-name="T74"> <text:s text:c="29"/></text:span></text:p>
      <text:p text:style-name="P4"/>
      <text:p text:style-name="P3"/>
      <text:p text:style-name="P3"/>
      <text:p text:style-name="P55"><text:span text:style-name="T55">STEP</text:span><text:span text:style-name="T40"> </text:span><text:span text:style-name="T55">5</text:span><text:span text:style-name="T26"> </text:span><text:span text:style-name="T55">-</text:span><text:span text:style-name="T26"> </text:span><text:span text:style-name="T55">Identify</text:span><text:span text:style-name="T15"> </text:span><text:span text:style-name="T55">Pitfalls,</text:span><text:span text:style-name="T15"> </text:span><text:span text:style-name="T55">Determine</text:span><text:span text:style-name="T53"> </text:span><text:span text:style-name="T55">how</text:span><text:span text:style-name="T32"> </text:span><text:span text:style-name="T55">to</text:span><text:span text:style-name="T18"> </text:span><text:span text:style-name="T55">overcome </text:span><text:span text:style-name="T59"><text:s/></text:span></text:p>
      <text:p text:style-name="P55"><text:span text:style-name="T2">(Consider</text:span><text:span text:style-name="T71"> </text:span><text:span text:style-name="T2">any</text:span><text:span text:style-name="T86"> </text:span><text:span text:style-name="T2">potential</text:span><text:span text:style-name="T90"> </text:span><text:span text:style-name="T2">issues</text:span><text:span text:style-name="T70"> </text:span><text:span text:style-name="T2">that</text:span><text:span text:style-name="T86"> </text:span><text:span text:style-name="T72">m</text:span><text:span text:style-name="T2">ay jeopardize</text:span><text:span text:style-name="T71"> </text:span><text:span text:style-name="T89">y</text:span><text:span text:style-name="T86">o</text:span><text:span text:style-name="T2">ur</text:span><text:span text:style-name="T88"> </text:span><text:span text:style-name="T2">venture</text:span><text:span text:style-name="T92"> </text:span><text:span text:style-name="T2">a</text:span><text:span text:style-name="T86">n</text:span><text:span text:style-name="T2">d</text:span><text:span text:style-name="T91"> </text:span><text:span text:style-name="T2">consider</text:span><text:span text:style-name="T92"> </text:span><text:span text:style-name="T2">realistic</text:span><text:span text:style-name="T92"> </text:span><text:span text:style-name="T2">solution</text:span><text:span text:style-name="T86">s</text:span><text:span text:style-name="T8">)</text:span></text:p>
      <text:p text:style-name="P56"/>
      <table:table table:name="Table3" table:style-name="Table3">
        <table:table-column table:style-name="Table3.A"/>
        <table:table-column table:style-name="Table3.B"/>
        <table:table-row table:style-name="Table3.1">
          <table:table-cell table:style-name="Table3.A1" office:value-type="string">
            <text:p text:style-name="P27"><text:span text:style-name="T55">Potential Issue</text:span></text:p>
          </table:table-cell>
          <table:table-cell table:style-name="Table3.A1" office:value-type="string">
            <text:p text:style-name="P27"><text:span text:style-name="T55">How to Overcome Issues?</text:span></text:p>
          </table:table-cell>
        </table:table-row>
        <table:table-row table:style-name="Table3.2">
          <table:table-cell table:style-name="Table3.A2" office:value-type="string">
            <text:list xml:id="list2474169689821521326" text:style-name="WWNum1">
              <text:list-item>
                <text:p text:style-name="P60"/>
              </text:list-item>
            </text:list>
          </table:table-cell>
          <table:table-cell table:style-name="Table3.A2" office:value-type="string">
            <text:p text:style-name="P28"/>
          </table:table-cell>
        </table:table-row>
        <table:table-row table:style-name="Table3.3">
          <table:table-cell table:style-name="Table3.A2" office:value-type="string">
            <text:list xml:id="list27176285" text:continue-numbering="true" text:style-name="WWNum1">
              <text:list-item>
                <text:p text:style-name="P60"/>
              </text:list-item>
            </text:list>
          </table:table-cell>
          <table:table-cell table:style-name="Table3.A2" office:value-type="string">
            <text:p text:style-name="P28"/>
          </table:table-cell>
        </table:table-row>
        <table:table-row table:style-name="Table3.4">
          <table:table-cell table:style-name="Table3.A2" office:value-type="string">
            <text:list xml:id="list27203915" text:continue-numbering="true" text:style-name="WWNum1">
              <text:list-item>
                <text:p text:style-name="P60"/>
              </text:list-item>
            </text:list>
          </table:table-cell>
          <table:table-cell table:style-name="Table3.A2" office:value-type="string">
            <text:p text:style-name="P28"/>
          </table:table-cell>
        </table:table-row>
        <table:table-row table:style-name="Table3.5">
          <table:table-cell table:style-name="Table3.A2" office:value-type="string">
            <text:list xml:id="list27201314" text:continue-numbering="true" text:style-name="WWNum1">
              <text:list-item>
                <text:p text:style-name="P60"/>
              </text:list-item>
            </text:list>
          </table:table-cell>
          <table:table-cell table:style-name="Table3.A2" office:value-type="string">
            <text:p text:style-name="P28"/>
          </table:table-cell>
        </table:table-row>
      </table:table>
      <text:p text:style-name="P16"/>
      <text:p text:style-name="P1"/>
      <text:p text:style-name="P17"><text:span text:style-name="T55">STEP</text:span><text:span text:style-name="T40"> </text:span><text:span text:style-name="T55">6</text:span><text:span text:style-name="T26"> </text:span><text:span text:style-name="T55">-</text:span><text:span text:style-name="T26"> </text:span><text:span text:style-name="T55">Decision:</text:span><text:span text:style-name="T44"> </text:span><text:span text:style-name="T55">Go/No</text:span><text:span text:style-name="T32"> </text:span><text:span text:style-name="T55">go!</text:span><text:span text:style-name="T60"> </text:span><text:span text:style-name="T55">Point</text:span><text:span text:style-name="T21"> </text:span><text:span text:style-name="T55">of</text:span><text:span text:style-name="T18"> </text:span><text:span text:style-name="T55">no</text:span><text:span text:style-name="T35"> </text:span><text:span text:style-name="T55">Return!</text:span></text:p>
      <text:p text:style-name="P42"/>
      <text:p text:style-name="P13"><text:span text:style-name="T73">The Feasibility Study just co</text:span><text:span text:style-name="T75">m</text:span><text:span text:style-name="T73">pleted allows you to </text:span><text:span text:style-name="T75">m</text:span><text:span text:style-name="T73">ake a </text:span><text:span text:style-name="T74">truly infor</text:span><text:span text:style-name="T76">m</text:span><text:span text:style-name="T74">ed decision</text:span><text:span text:style-name="T79"> </text:span><text:span text:style-name="T73">ab</text:span><text:span text:style-name="T77">o</text:span><text:span text:style-name="T73">ut the bu</text:span><text:span text:style-name="T77">s</text:span><text:span text:style-name="T73">in</text:span><text:span text:style-name="T77">e</text:span><text:span text:style-name="T73">ss ide</text:span><text:span text:style-name="T77">a</text:span><text:span text:style-name="T73">:</text:span></text:p>
      <text:p text:style-name="P54"/>
      <text:p text:style-name="P57"><text:span text:style-name="T73">• <text:s text:c="2"/></text:span><text:span text:style-name="T80"><text:s/></text:span><text:span text:style-name="T75">W</text:span><text:span text:style-name="T73">ill the business ac</text:span><text:span text:style-name="T77">h</text:span><text:span text:style-name="T73">ie</text:span><text:span text:style-name="T77">v</text:span><text:span text:style-name="T73">e your goal</text:span><text:span text:style-name="T77">s</text:span><text:span text:style-name="T73">?</text:span></text:p>
      <text:p text:style-name="P54"/>
      <text:p text:style-name="P57"><text:span text:style-name="T73">• <text:s text:c="2"/></text:span><text:span text:style-name="T80"><text:s/></text:span><text:span text:style-name="T73">Is the risk low enough to take?</text:span></text:p>
      <text:p text:style-name="P4"/>
      <text:p text:style-name="P14"><text:span text:style-name="T8">Do</text:span><text:span text:style-name="T34"> </text:span><text:span text:style-name="T8">I:</text:span></text:p>
      <text:p text:style-name="P50"/>
      <text:p text:style-name="P57"><text:span text:style-name="T8">• <text:s/></text:span><text:span text:style-name="T61"><text:s/></text:span><text:span text:style-name="T8">Proceed? </text:span><text:span text:style-name="T50"><text:s/></text:span><text:span text:style-name="T8">It’s</text:span><text:span text:style-name="T23"> </text:span><text:span text:style-name="T8">a</text:span><text:span text:style-name="T25"> </text:span><text:span text:style-name="T8">Go! <text:s text:c="2"/></text:span><text:span text:style-name="T62"><text:s/></text:span><text:span text:style-name="T8">Then…. <text:s text:c="17"/></text:span><text:span text:style-name="T63"><text:s/></text:span><text:span text:style-name="T8">PREPARE</text:span><text:span text:style-name="T48"> </text:span><text:span text:style-name="T8">YOUR</text:span><text:span text:style-name="T31"> </text:span><text:span text:style-name="T8">BUSINESS</text:span><text:span text:style-name="T52"> </text:span><text:span text:style-name="T8">PLAN</text:span></text:p>
      <text:p text:style-name="P2"/>
      <text:p text:style-name="P57"><text:span text:style-name="T8">• <text:s/></text:span><text:span text:style-name="T61"><text:s/></text:span><text:span text:style-name="T8">Modify? </text:span><text:span text:style-name="T50"><text:s/></text:span><text:span text:style-name="T8">Do</text:span><text:span text:style-name="T34"> </text:span><text:span text:style-name="T8">further</text:span><text:span text:style-name="T31"> </text:span><text:span text:style-name="T8">analysi</text:span><text:span text:style-name="T28">s</text:span><text:span text:style-name="T8">?</text:span><text:span text:style-name="T9"> </text:span><text:span text:style-name="T8">Then… <text:s text:c="7"/></text:span><text:span text:style-name="T64"><text:s/></text:span><text:span text:style-name="T8">Go</text:span><text:span text:style-name="T34"> </text:span><text:span text:style-name="T8">back</text:span><text:span text:style-name="T11"> </text:span><text:span text:style-name="T28">t</text:span><text:span text:style-name="T8">o</text:span><text:span text:style-name="T17"> </text:span><text:span text:style-name="T8">Step</text:span><text:span text:style-name="T11"> </text:span><text:span text:style-name="T8">1</text:span></text:p>
      <text:p text:style-name="P50"/>
      <text:p text:style-name="P57"><text:span text:style-name="T8">• <text:s/></text:span><text:span text:style-name="T61"><text:s/></text:span><text:span text:style-name="T8">Abandon</text:span><text:span text:style-name="T9"> </text:span><text:span text:style-name="T8">the</text:span><text:span text:style-name="T34"> </text:span><text:span text:style-name="T8">idea:</text:span><text:span text:style-name="T65"> </text:span><text:span text:style-name="T8">No-Go? <text:s/></text:span><text:span text:style-name="T66"><text:s/></text:span><text:span text:style-name="T8">T</text:span><text:span text:style-name="T51">h</text:span><text:span text:style-name="T8">en…. <text:s text:c="8"/></text:span><text:span text:style-name="T64"><text:s/></text:span><text:span text:style-name="T8">FIND</text:span><text:span text:style-name="T39"> </text:span><text:span text:style-name="T8">A</text:span><text:span text:style-name="T17"> </text:span><text:span text:style-name="T8">FEASIBLE</text:span><text:span text:style-name="T52"> </text:span><text:span text:style-name="T8">IDEA!</text:span></text:p>
      <text:p text:style-name="P31"/>
      <text:p text:style-name="P57"><text:span text:style-name="T68"></text:span><text:span text:style-name="T105"> </text:span><text:span text:style-name="T67">If</text:span><text:span text:style-name="T19"> </text:span><text:span text:style-name="T67">you</text:span><text:span text:style-name="T24"> </text:span><text:span text:style-name="T67">decide</text:span><text:span text:style-name="T41"> </text:span><text:span text:style-name="T67">it’s</text:span><text:span text:style-name="T24"> </text:span><text:span text:style-name="T67">a</text:span><text:span text:style-name="T27"> </text:span><text:span text:style-name="T67">GO!</text:span><text:span text:style-name="T13"> </text:span><text:span text:style-name="T67">then</text:span></text:p>
      <text:p text:style-name="P58"><text:span text:style-name="T68"></text:span><text:span text:style-name="T105"> </text:span><text:span text:style-name="T67">1.</text:span><text:span text:style-name="T19"> </text:span><text:span text:style-name="T67">Use</text:span><text:span text:style-name="T24"> </text:span><text:span text:style-name="T67">this</text:span><text:span text:style-name="T24"> </text:span><text:span text:style-name="T67">analysis</text:span><text:span text:style-name="T16"> </text:span><text:span text:style-name="T67">as</text:span><text:span text:style-name="T19"> </text:span><text:span text:style-name="T67">foundation</text:span><text:span text:style-name="T49"> </text:span><text:span text:style-name="T67">for</text:span><text:span text:style-name="T36"> </text:span><text:span text:style-name="T67">bus</text:span><text:span text:style-name="T27">i</text:span><text:span text:style-name="T67">ness</text:span><text:span text:style-name="T16"> </text:span><text:span text:style-name="T67">plan</text:span></text:p>
      <text:p text:style-name="P59"><text:span text:style-name="T68"></text:span><text:span text:style-name="T105"> </text:span><text:span text:style-name="T67">2.</text:span><text:span text:style-name="T19"> </text:span><text:span text:style-name="T67">Decide</text:span><text:span text:style-name="T33"> </text:span><text:span text:style-name="T67">na</text:span><text:span text:style-name="T27">m</text:span><text:span text:style-name="T67">e</text:span><text:span text:style-name="T22"> </text:span><text:span text:style-name="T67">and</text:span><text:span text:style-name="T24"> </text:span><text:span text:style-name="T67">business</text:span><text:span text:style-name="T16"> </text:span><text:span text:style-name="T67">entity</text:span><text:span text:style-name="T22"> </text:span><text:span text:style-name="T67">form</text:span></text:p>
      <text:p text:style-name="P58"><text:span text:style-name="T68"></text:span><text:span text:style-name="T105"> </text:span><text:span text:style-name="T67">3.</text:span><text:span text:style-name="T19"> </text:span><text:span text:style-name="T67">Secure</text:span><text:span text:style-name="T33"> </text:span><text:span text:style-name="T30">r</text:span><text:span text:style-name="T27">e</text:span><text:span text:style-name="T67">gistration,</text:span><text:span text:style-name="T54"> </text:span><text:span text:style-name="T67">license</text:span><text:span text:style-name="T30">s</text:span><text:span text:style-name="T67">,</text:span><text:span text:style-name="T10"> </text:span><text:span text:style-name="T67">insurance</text:span></text:p>
      <text:p text:style-name="P59"><text:span text:style-name="T68"></text:span><text:span text:style-name="T105"> </text:span><text:span text:style-name="T67">4.</text:span><text:span text:style-name="T19"> </text:span><text:span text:style-name="T67">Consider</text:span><text:span text:style-name="T10"> </text:span><text:span text:style-name="T67">e</text:span><text:span text:style-name="T27">m</text:span><text:span text:style-name="T67">ployee</text:span><text:span text:style-name="T45"> </text:span><text:span text:style-name="T67">issues</text:span></text:p>
      <text:p text:style-name="P58"><text:span text:style-name="T68"></text:span><text:span text:style-name="T105"> </text:span><text:span text:style-name="T67">5.</text:span><text:span text:style-name="T19"> </text:span><text:span text:style-name="T67">Other</text:span><text:span text:style-name="T22"> </text:span><text:span text:style-name="T67">professiona</text:span><text:span text:style-name="T27">l</text:span><text:span text:style-name="T67">s</text:span><text:span text:style-name="T38"> </text:span><text:span text:style-name="T67">to</text:span><text:span text:style-name="T19"> </text:span><text:span text:style-name="T67">have</text:span><text:span text:style-name="T13"> </text:span><text:span text:style-name="T67">invo</text:span><text:span text:style-name="T27">l</text:span><text:span text:style-name="T67">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dobe Hebrew" svg:font-family="'Adobe Hebrew'" style:font-family-generic="roman" style:font-pitch="variable"/>
    <style:font-face style:name="Calibri" svg:font-family="Calibri" style:font-family-generic="roman" style:font-pitch="variable"/>
    <style:font-face style:name="PMingLiU" svg:font-family="P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E"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002cm" fo:margin-bottom="0cm" fo:margin-left="1.588cm" fo:margin-right="1.836cm" style:writing-mode="lr-tb" style:layout-grid-color="#c0c0c0" style:layout-grid-lines="2593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Mc Nichols</meta:initial-creator>
    <dc:creator>Aaron Power</dc:creator>
    <meta:editing-cycles>4</meta:editing-cycles>
    <meta:print-date>2014-10-23T13:49:00</meta:print-date>
    <meta:creation-date>2014-10-23T13:49:00</meta:creation-date>
    <dc:date>2014-11-28T07:03:34.04</dc:date>
    <meta:editing-duration>PT10H21M2S</meta:editing-duration>
    <meta:generator>OpenOffice/4.1.0$Win32 OpenOffice.org_project/410m18$Build-9764</meta:generator>
    <meta:document-statistic meta:table-count="2" meta:image-count="0" meta:object-count="0" meta:page-count="5" meta:paragraph-count="68" meta:word-count="1219" meta:character-count="79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